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04mm"/>
    </style:style>
    <style:style style:name="co2" style:family="table-column">
      <style:table-column-properties fo:break-before="auto" style:column-width="40.38mm"/>
    </style:style>
    <style:style style:name="co3" style:family="table-column">
      <style:table-column-properties fo:break-before="auto" style:column-width="36.85mm"/>
    </style:style>
    <style:style style:name="co4" style:family="table-column">
      <style:table-column-properties fo:break-before="auto" style:column-width="22.58mm"/>
    </style:style>
    <style:style style:name="co5" style:family="table-column">
      <style:table-column-properties fo:break-before="auto" style:column-width="175.14mm"/>
    </style:style>
    <style:style style:name="ro1" style:family="table-row">
      <style:table-row-properties style:row-height="7.55mm" fo:break-before="auto" style:use-optimal-row-height="true"/>
    </style:style>
    <style:style style:name="ro2" style:family="table-row">
      <style:table-row-properties style:row-height="11.31mm" fo:break-before="auto" style:use-optimal-row-height="true"/>
    </style:style>
    <style:style style:name="ro3" style:family="table-row">
      <style:table-row-properties style:row-height="15.13mm" fo:break-before="auto" style:use-optimal-row-height="true"/>
    </style:style>
    <style:style style:name="ro4" style:family="table-row">
      <style:table-row-properties style:row-height="22.82mm" fo:break-before="auto" style:use-optimal-row-height="true"/>
    </style:style>
    <style:style style:name="ro5" style:family="table-row">
      <style:table-row-properties style:row-height="34.36mm" fo:break-before="auto" style:use-optimal-row-height="true"/>
    </style:style>
    <style:style style:name="ro6" style:family="table-row">
      <style:table-row-properties style:row-height="18.98mm" fo:break-before="auto" style:use-optimal-row-height="true"/>
    </style:style>
    <style:style style:name="ro7" style:family="table-row">
      <style:table-row-properties style:row-height="45.9mm" fo:break-before="auto" style:use-optimal-row-height="true"/>
    </style:style>
    <style:style style:name="ro8" style:family="table-row">
      <style:table-row-properties style:row-height="26.67mm" fo:break-before="auto" style:use-optimal-row-height="true"/>
    </style:style>
    <style:style style:name="ro9" style:family="table-row">
      <style:table-row-properties style:row-height="49.74mm" fo:break-before="auto" style:use-optimal-row-height="true"/>
    </style:style>
    <style:style style:name="ro10" style:family="table-row">
      <style:table-row-properties style:row-height="30.52mm" fo:break-before="auto" style:use-optimal-row-height="true"/>
    </style:style>
    <style:style style:name="ro11" style:family="table-row">
      <style:table-row-properties style:row-height="42.05mm" fo:break-before="auto" style:use-optimal-row-height="true"/>
    </style:style>
    <style:style style:name="ro12"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84">
      <style:table-cell-properties style:text-align-source="fix" style:repeat-content="false" fo:padding="1.99mm" style:vertical-align="top"/>
      <style:paragraph-properties fo:text-align="start"/>
      <style:text-properties fo:font-weight="bold" style:font-weight-asian="bold" style:font-weight-complex="bold"/>
    </style:style>
    <style:style style:name="ce2" style:family="table-cell" style:parent-style-name="Default" style:data-style-name="N84">
      <style:table-cell-properties style:text-align-source="fix" style:repeat-content="false" fo:padding="1.99mm" style:vertical-align="top"/>
      <style:paragraph-properties fo:text-align="start"/>
    </style:style>
    <style:style style:name="ce3" style:family="table-cell" style:parent-style-name="Default" style:data-style-name="N100">
      <style:table-cell-properties style:text-align-source="fix" style:repeat-content="false" fo:padding="1.99mm" style:vertical-align="top"/>
      <style:paragraph-properties fo:text-align="start"/>
      <style:text-properties fo:font-weight="bold" style:font-weight-asian="bold" style:font-weight-complex="bold"/>
    </style:style>
    <style:style style:name="ce4" style:family="table-cell" style:parent-style-name="Default" style:data-style-name="N100">
      <style:table-cell-properties style:text-align-source="fix" style:repeat-content="false" fo:padding="1.99mm" style:vertical-align="top"/>
      <style:paragraph-properties fo:text-align="start"/>
    </style:style>
    <style:style style:name="ce5" style:family="table-cell" style:parent-style-name="Default">
      <style:table-cell-properties style:text-align-source="fix" style:repeat-content="false" fo:padding="1.99mm" style:vertical-align="top"/>
      <style:paragraph-properties fo:text-align="start"/>
      <style:text-properties fo:font-weight="bold" style:font-weight-asian="bold" style:font-weight-complex="bold"/>
    </style:style>
    <style:style style:name="ce6" style:family="table-cell" style:parent-style-name="Default">
      <style:table-cell-properties style:text-align-source="fix" style:repeat-content="false" fo:padding="1.99mm" style:vertical-align="top"/>
      <style:paragraph-properties fo:text-align="start"/>
    </style:style>
    <style:style style:name="ce7" style:family="table-cell" style:parent-style-name="Default" style:data-style-name="N100">
      <style:table-cell-properties style:text-align-source="fix" style:repeat-content="false" fo:wrap-option="wrap" fo:padding="1.99mm" style:vertical-align="top"/>
      <style:paragraph-properties fo:text-align="start"/>
      <style:text-properties fo:font-weight="bold" style:font-weight-asian="bold" style:font-weight-complex="bold"/>
    </style:style>
    <style:style style:name="ce8" style:family="table-cell" style:parent-style-name="Default" style:data-style-name="N100">
      <style:table-cell-properties style:text-align-source="fix" style:repeat-content="false" fo:wrap-option="wrap" fo:padding="1.99mm" style:vertical-align="top"/>
      <style:paragraph-properties fo:text-align="start"/>
    </style:style>
    <style:style style:name="ce9" style:family="table-cell" style:parent-style-name="Default">
      <style:table-cell-properties style:text-align-source="fix" style:repeat-content="false" fo:wrap-option="wrap" fo:padding="1.99mm" style:vertical-align="top"/>
      <style:paragraph-properties fo:text-align="start"/>
    </style:style>
    <style:style style:name="ce10" style:family="table-cell" style:parent-style-name="Default" style:data-style-name="N100">
      <style:table-cell-properties style:text-align-source="value-type" style:repeat-content="false" fo:wrap-option="wrap" fo:padding="1.99mm" style:vertical-align="top"/>
      <style:paragraph-properties fo:margin-left="0mm"/>
    </style:style>
    <style:style style:name="T1" style:family="text">
      <style:text-properties fo:font-weight="bold"/>
    </style:style>
    <style:style style:name="T2" style:family="text">
      <style:text-properties style:font-name="Arial" style:font-name-asian="Arial Unicode MS"/>
    </style:style>
  </office:automatic-styles>
  <office:body>
    <office:spreadsheet>
      <table:table table:name="Sheet1" table:style-name="ta1">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4" table:default-cell-style-name="ce6"/>
        <table:table-column table:style-name="co5" table:default-cell-style-name="ce8"/>
        <table:table-column table:style-name="co4" table:number-columns-repeated="1016" table:default-cell-style-name="ce6"/>
        <table:table-row table:style-name="ro1">
          <table:table-cell table:style-name="ce1" office:value-type="string" calcext:value-type="string">
            <text:p>date</text:p>
          </table:table-cell>
          <table:table-cell table:style-name="ce3" office:value-type="string" calcext:value-type="string">
            <text:p>service</text:p>
          </table:table-cell>
          <table:table-cell table:style-name="ce3" office:value-type="string" calcext:value-type="string">
            <text:p>region</text:p>
          </table:table-cell>
          <table:table-cell table:style-name="ce5" office:value-type="string" calcext:value-type="string">
            <text:p>accurate</text:p>
          </table:table-cell>
          <table:table-cell table:style-name="ce7" office:value-type="string" calcext:value-type="string">
            <text:p>description</text:p>
          </table:table-cell>
          <table:table-cell table:style-name="ce5" table:number-columns-repeated="1016"/>
        </table:table-row>
        <table:table-row table:style-name="ro1">
          <table:table-cell office:value-type="date" office:date-value="2004-11-03" calcext:value-type="date">
            <text:p>2004-11-03</text:p>
          </table:table-cell>
          <table:table-cell office:value-type="string" calcext:value-type="string">
            <text:p>sqs</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4/11/03/introducing-the-amazon-simple-queue-service/" xlink:type="simple">http://aws.amazon.com/about-aws/whats-new/2004/11/03/introducing-the-amazon-simple-queue-service/</text:a> </text:p>
          </table:table-cell>
          <table:table-cell table:number-columns-repeated="1016"/>
        </table:table-row>
        <table:table-row table:style-name="ro2">
          <table:table-cell office:value-type="date" office:date-value="2006-03-13" calcext:value-type="date">
            <text:p>2006-03-13</text:p>
          </table:table-cell>
          <table:table-cell office:value-type="string" calcext:value-type="string">
            <text:p>s3</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6/03/13/announcing-amazon-s3---simple-storage-service/" xlink:type="simple">http://aws.amazon.com/about-aws/whats-new/2006/03/13/announcing-amazon-s3---simple-storage-service/</text:a></text:p>
            <text:p><text:a xlink:href="https://web.archive.org/web/20061124021750/http://www.amazon.com/S3-AWS-home-page-Money/b?ie=UTF8&amp;node=16427261" xlink:type="simple">https://web.archive.org/web/20061124021750/http://www.amazon.com/S3-AWS-home-page-Money/b?ie=UTF8&amp;node=16427261</text:a></text:p>
          </table:table-cell>
          <table:table-cell table:number-columns-repeated="1016"/>
        </table:table-row>
        <table:table-row table:style-name="ro1">
          <table:table-cell office:value-type="date" office:date-value="2006-08-24" calcext:value-type="date">
            <text:p>2006-08-24</text:p>
          </table:table-cell>
          <table:table-cell office:value-type="string" calcext:value-type="string">
            <text:p>ec2</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6/08/24/announcing-amazon-elastic-compute-cloud-amazon-ec2---beta/" xlink:type="simple">http://aws.amazon.com/about-aws/whats-new/2006/08/24/announcing-amazon-elastic-compute-cloud-amazon-ec2---beta/</text:a></text:p>
          </table:table-cell>
          <table:table-cell table:number-columns-repeated="1016"/>
        </table:table-row>
        <table:table-row table:style-name="ro1">
          <table:table-cell office:value-type="date" office:date-value="2007-11-06" calcext:value-type="date">
            <text:p>2007-11-06</text:p>
          </table:table-cell>
          <table:table-cell office:value-type="string" calcext:value-type="string">
            <text:p>s3</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07/11/06/amazon-s3-now-available-in-europe/" xlink:type="simple">http://aws.amazon.com/about-aws/whats-new/2007/11/06/amazon-s3-now-available-in-europe/</text:a></text:p>
          </table:table-cell>
          <table:table-cell table:number-columns-repeated="1016"/>
        </table:table-row>
        <table:table-row table:style-name="ro2">
          <table:table-cell office:value-type="date" office:date-value="2007-12-13" calcext:value-type="date">
            <text:p>2007-12-13</text:p>
          </table:table-cell>
          <table:table-cell office:value-type="string" calcext:value-type="string">
            <text:p>simpledb</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7/12/13/announcing-amazon-simpledb-limited-beta" xlink:type="simple">http://aws.amazon.com/about-aws/whats-new/2007/12/13/announcing-amazon-simpledb-limited-beta</text:a></text:p>
            <text:p><text:a xlink:href="https://web.archive.org/web/20071216150414/http://www.amazon.com/b?ie=UTF8&amp;node=393699011&amp;me=A36L942TSJ2AJA#sdb10" xlink:type="simple">https://web.archive.org/web/20071216150414/http://www.amazon.com/b?ie=UTF8&amp;node=393699011&amp;me=A36L942TSJ2AJA#sdb10</text:a></text:p>
          </table:table-cell>
          <table:table-cell table:number-columns-repeated="1016"/>
        </table:table-row>
        <table:table-row table:style-name="ro3">
          <table:table-cell office:value-type="date" office:date-value="2008-08-20" calcext:value-type="date">
            <text:p>2008-08-20</text:p>
          </table:table-cell>
          <table:table-cell office:value-type="string" calcext:value-type="string">
            <text:p>ebs</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8/08/20/amazon-elastic-block-store-now-available/" xlink:type="simple">http://aws.amazon.com/about-aws/whats-new/2008/08/20/amazon-elastic-block-store-now-available/</text:a></text:p>
            <text:p><text:a xlink:href="https://web.archive.org/web/20081004222031/http://aws.amazon.com/ebs/" xlink:type="simple">https://web.archive.org/web/20081004222031/http://aws.amazon.com/ebs/</text:a> shows no beta, so assume ga at this time</text:p>
          </table:table-cell>
          <table:table-cell table:number-columns-repeated="1016"/>
        </table:table-row>
        <table:table-row table:style-name="ro1">
          <table:table-cell office:value-type="date" office:date-value="2008-12-10" calcext:value-type="date">
            <text:p>2008-12-10</text:p>
          </table:table-cell>
          <table:table-cell office:value-type="string" calcext:value-type="string">
            <text:p>ec2</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08/12/10/amazon-ec2-crosses-the-atlantic/" xlink:type="simple">http://aws.amazon.com/about-aws/whats-new/2008/12/10/amazon-ec2-crosses-the-atlantic/</text:a></text:p>
          </table:table-cell>
          <table:table-cell table:number-columns-repeated="1016"/>
        </table:table-row>
        <table:table-row table:style-name="ro2">
          <table:table-cell office:value-type="date" office:date-value="2008-12-10" calcext:value-type="date">
            <text:p>2008-12-10</text:p>
          </table:table-cell>
          <table:table-cell office:value-type="string" calcext:value-type="string">
            <text:p>ebs</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s://forums.aws.amazon.com/ann.jspa?annID=379" xlink:type="simple">https://forums.aws.amazon.com/ann.jspa?annID=379</text:a> although that's dated day before, but officially eu-west-1 announced 2008-12-10 so use that instead (assume forum post premature or timestamping issues).</text:p>
          </table:table-cell>
          <table:table-cell table:number-columns-repeated="1016"/>
        </table:table-row>
        <table:table-row table:style-name="ro2">
          <table:table-cell office:value-type="date" office:date-value="2009-04-02" calcext:value-type="date">
            <text:p>2009-04-02</text:p>
          </table:table-cell>
          <table:table-cell office:value-type="string" calcext:value-type="string">
            <text:p>emr</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9/04/02/announcing-amazon-elastic-mapreduce/" xlink:type="simple">http://aws.amazon.com/about-aws/whats-new/2009/04/02/announcing-amazon-elastic-mapreduce/</text:a></text:p>
            <text:p><text:a xlink:href="https://web.archive.org/web/20090403074643/http://aws.amazon.com/elasticmapreduce/" xlink:type="simple">https://web.archive.org/web/20090403074643/http://aws.amazon.com/elasticmapreduce/</text:a></text:p>
          </table:table-cell>
          <table:table-cell table:number-columns-repeated="1016"/>
        </table:table-row>
        <table:table-row table:style-name="ro1">
          <table:table-cell office:value-type="date" office:date-value="2009-04-09" calcext:value-type="date">
            <text:p>2009-04-09</text:p>
          </table:table-cell>
          <table:table-cell office:value-type="string" calcext:value-type="string">
            <text:p>sqs</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09/04/09/announcing-amazon-sqs-wsdl-version-2009-02-01-and-amazon-sqs-in-europe/" xlink:type="simple">http://aws.amazon.com/about-aws/whats-new/2009/04/09/announcing-amazon-sqs-wsdl-version-2009-02-01-and-amazon-sqs-in-europe/</text:a></text:p>
          </table:table-cell>
          <table:table-cell table:number-columns-repeated="1016"/>
        </table:table-row>
        <table:table-row table:style-name="ro2">
          <table:table-cell office:value-type="date" office:date-value="2009-04-17" calcext:value-type="date">
            <text:p>2009-04-17</text:p>
          </table:table-cell>
          <table:table-cell office:value-type="string" calcext:value-type="string">
            <text:p>cloudwatch</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9/04/15/amazon-ec2-reserved-instances-now-available-in-europe/" xlink:type="simple">http://aws.amazon.com/about-aws/whats-new/2009/04/15/amazon-ec2-reserved-instances-now-available-in-europe/</text:a></text:p>
            <text:p><text:a xlink:href="https://web.archive.org/web/20090520151437/http://aws.amazon.com/cloudwatch/" xlink:type="simple">https://web.archive.org/web/20090520151437/http://aws.amazon.com/cloudwatch/</text:a></text:p>
          </table:table-cell>
          <table:table-cell table:number-columns-repeated="1016"/>
        </table:table-row>
        <table:table-row table:style-name="ro1">
          <table:table-cell office:value-type="date" office:date-value="2009-05-07" calcext:value-type="date">
            <text:p>2009-05-07</text:p>
          </table:table-cell>
          <table:table-cell office:value-type="string" calcext:value-type="string">
            <text:p>autoscaling</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9/05/17/monitoring-auto-scaling-elastic-load-balancing/" xlink:type="simple">http://aws.amazon.com/about-aws/whats-new/2009/05/17/monitoring-auto-scaling-elastic-load-balancing/</text:a> </text:p>
          </table:table-cell>
          <table:table-cell table:number-columns-repeated="1016"/>
        </table:table-row>
        <table:table-row table:style-name="ro1">
          <table:table-cell office:value-type="date" office:date-value="2009-05-17" calcext:value-type="date">
            <text:p>2009-05-17</text:p>
          </table:table-cell>
          <table:table-cell office:value-type="string" calcext:value-type="string">
            <text:p>elb</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9/05/17/monitoring-auto-scaling-elastic-load-balancing/" xlink:type="simple">http://aws.amazon.com/about-aws/whats-new/2009/05/17/monitoring-auto-scaling-elastic-load-balancing/</text:a></text:p>
          </table:table-cell>
          <table:table-cell table:number-columns-repeated="1016"/>
        </table:table-row>
        <table:table-row table:style-name="ro2">
          <table:table-cell office:value-type="date" office:date-value="2009-05-20" calcext:value-type="date">
            <text:p>2009-05-20</text:p>
          </table:table-cell>
          <table:table-cell office:value-type="string" calcext:value-type="string">
            <text:p>import-export</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9/05/20/AWS-Import-Export/" xlink:type="simple">http://aws.amazon.com/about-aws/whats-new/2009/05/20/AWS-Import-Export/</text:a></text:p>
            <text:p><text:a xlink:href="https://web.archive.org/web/20090523210131/http://aws.amazon.com/importexport" xlink:type="simple">https://web.archive.org/web/20090523210131/http://aws.amazon.com/importexport</text:a></text:p>
          </table:table-cell>
          <table:table-cell table:number-columns-repeated="1016"/>
        </table:table-row>
        <table:table-row table:style-name="ro1">
          <table:table-cell office:value-type="date" office:date-value="2009-07-08" calcext:value-type="date">
            <text:p>2009-07-08</text:p>
          </table:table-cell>
          <table:table-cell office:value-type="string" calcext:value-type="string">
            <text:p>emr</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09/07/08/amazon-elastic-mapreduce-now-available-in-the-eu-region/" xlink:type="simple">http://aws.amazon.com/about-aws/whats-new/2009/07/08/amazon-elastic-mapreduce-now-available-in-the-eu-region/</text:a></text:p>
          </table:table-cell>
          <table:table-cell table:number-columns-repeated="1016"/>
        </table:table-row>
        <table:table-row table:style-name="ro4">
          <table:table-cell office:value-type="date" office:date-value="2009-08-26" calcext:value-type="date">
            <text:p>2009-08-26</text:p>
          </table:table-cell>
          <table:table-cell office:value-type="string" calcext:value-type="string">
            <text:p>vpc</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9/08/26/introducing-amazon-virtual-private-cloud/" xlink:type="simple">http://aws.amazon.com/about-aws/whats-new/2009/08/26/introducing-amazon-virtual-private-cloud/</text:a></text:p>
            <text:p><text:a xlink:href="https://web.archive.org/web/20090828045347/http://aws.amazon.com/vpc/" xlink:type="simple">https://web.archive.org/web/20090828045347/http://aws.amazon.com/vpc/</text:a> from 2009-08-28 mentions limited beta, but does not discuss about region limitations, but <text:a xlink:href="http://aws.amazon.com/about-aws/whats-new/2010/05/04/announcing-amazon-vpc-in-the-eu-region/" xlink:type="simple">http://aws.amazon.com/about-aws/whats-new/2010/05/04/announcing-amazon-vpc-in-the-eu-region/</text:a> specifically mentions availability in eu-west-1 so assuming us-east-1 only at this point.</text:p>
          </table:table-cell>
          <table:table-cell table:number-columns-repeated="1016"/>
        </table:table-row>
        <table:table-row table:style-name="ro1">
          <table:table-cell office:value-type="date" office:date-value="2009-09-22" calcext:value-type="date">
            <text:p>2009-09-22</text:p>
          </table:table-cell>
          <table:table-cell office:value-type="string" calcext:value-type="string">
            <text:p>simpledb</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09/09/22/announcing-amazon-simpledb-in-the-eu-region/" xlink:type="simple">http://aws.amazon.com/about-aws/whats-new/2009/09/22/announcing-amazon-simpledb-in-the-eu-region/</text:a></text:p>
          </table:table-cell>
          <table:table-cell table:number-columns-repeated="1016"/>
        </table:table-row>
        <table:table-row table:style-name="ro1">
          <table:table-cell office:value-type="date" office:date-value="2009-09-22" calcext:value-type="date">
            <text:p>2009-09-22</text:p>
          </table:table-cell>
          <table:table-cell office:value-type="string" calcext:value-type="string">
            <text:p>cloudwatch</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09/09/22/monitoring-auto-scaling-and-elastic-load-balancing-for-amazon-ec2-now-available-in-the-eu-region/" xlink:type="simple">http://aws.amazon.com/about-aws/whats-new/2009/09/22/monitoring-auto-scaling-and-elastic-load-balancing-for-amazon-ec2-now-available-in-the-eu-region/</text:a></text:p>
          </table:table-cell>
          <table:table-cell table:number-columns-repeated="1016"/>
        </table:table-row>
        <table:table-row table:style-name="ro1">
          <table:table-cell office:value-type="date" office:date-value="2009-09-22" calcext:value-type="date">
            <text:p>2009-09-22</text:p>
          </table:table-cell>
          <table:table-cell office:value-type="string" calcext:value-type="string">
            <text:p>elb</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09/09/22/monitoring-auto-scaling-and-elastic-load-balancing-for-amazon-ec2-now-available-in-the-eu-region/" xlink:type="simple">http://aws.amazon.com/about-aws/whats-new/2009/09/22/monitoring-auto-scaling-and-elastic-load-balancing-for-amazon-ec2-now-available-in-the-eu-region/</text:a></text:p>
          </table:table-cell>
          <table:table-cell table:number-columns-repeated="1016"/>
        </table:table-row>
        <table:table-row table:style-name="ro2">
          <table:table-cell office:value-type="date" office:date-value="2009-09-22" calcext:value-type="date">
            <text:p>2009-09-22</text:p>
          </table:table-cell>
          <table:table-cell office:value-type="string" calcext:value-type="string">
            <text:p>autoscaling</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09/09/22/monitoring-auto-scaling-and-elastic-load-balancing-for-amazon-ec2-now-available-in-the-eu-region/" xlink:type="simple">http://aws.amazon.com/about-aws/whats-new/2009/09/22/monitoring-auto-scaling-and-elastic-load-balancing-for-amazon-ec2-now-available-in-the-eu-region/</text:a> </text:p>
          </table:table-cell>
          <table:table-cell table:number-columns-repeated="1016"/>
        </table:table-row>
        <table:table-row table:style-name="ro2">
          <table:table-cell office:value-type="date" office:date-value="2009-10-27" calcext:value-type="date">
            <text:p>2009-10-27</text:p>
          </table:table-cell>
          <table:table-cell office:value-type="string" calcext:value-type="string">
            <text:p>rds</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09/10/27/introducing-amazon-relational-database-service/" xlink:type="simple">http://aws.amazon.com/about-aws/whats-new/2009/10/27/introducing-amazon-relational-database-service/</text:a></text:p>
            <text:p><text:a xlink:href="https://web.archive.org/web/20091223034156/http://aws.amazon.com/rds/" xlink:type="simple">https://web.archive.org/web/20091223034156/http://aws.amazon.com/rds/</text:a> shows only us-east-1.</text:p>
          </table:table-cell>
          <table:table-cell table:number-columns-repeated="1016"/>
        </table:table-row>
        <table:table-row table:style-name="ro1">
          <table:table-cell office:value-type="date" office:date-value="2009-12-03" calcext:value-type="date">
            <text:p>2009-12-03</text:p>
          </table:table-cell>
          <table:table-cell office:value-type="string" calcext:value-type="string">
            <text:p>ec2</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09/12/03/aws-launches-the-northern-california-region/" xlink:type="simple">http://aws.amazon.com/about-aws/whats-new/2009/12/03/aws-launches-the-northern-california-region/</text:a></text:p>
          </table:table-cell>
          <table:table-cell table:number-columns-repeated="1016"/>
        </table:table-row>
        <table:table-row table:style-name="ro1">
          <table:table-cell office:value-type="date" office:date-value="2009-12-03" calcext:value-type="date">
            <text:p>2009-12-03</text:p>
          </table:table-cell>
          <table:table-cell office:value-type="string" calcext:value-type="string">
            <text:p>s3</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09/12/03/aws-launches-the-northern-california-region/" xlink:type="simple">http://aws.amazon.com/about-aws/whats-new/2009/12/03/aws-launches-the-northern-california-region/</text:a></text:p>
          </table:table-cell>
          <table:table-cell table:number-columns-repeated="1016"/>
        </table:table-row>
        <table:table-row table:style-name="ro1">
          <table:table-cell office:value-type="date" office:date-value="2009-12-03" calcext:value-type="date">
            <text:p>2009-12-03</text:p>
          </table:table-cell>
          <table:table-cell office:value-type="string" calcext:value-type="string">
            <text:p>simpledb</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09/12/03/aws-launches-the-northern-california-region/" xlink:type="simple">http://aws.amazon.com/about-aws/whats-new/2009/12/03/aws-launches-the-northern-california-region/</text:a></text:p>
          </table:table-cell>
          <table:table-cell table:number-columns-repeated="1016"/>
        </table:table-row>
        <table:table-row table:style-name="ro1">
          <table:table-cell office:value-type="date" office:date-value="2009-12-03" calcext:value-type="date">
            <text:p>2009-12-03</text:p>
          </table:table-cell>
          <table:table-cell office:value-type="string" calcext:value-type="string">
            <text:p>sqs</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09/12/03/aws-launches-the-northern-california-region/" xlink:type="simple">http://aws.amazon.com/about-aws/whats-new/2009/12/03/aws-launches-the-northern-california-region/</text:a></text:p>
          </table:table-cell>
          <table:table-cell table:number-columns-repeated="1016"/>
        </table:table-row>
        <table:table-row table:style-name="ro1">
          <table:table-cell office:value-type="date" office:date-value="2009-12-03" calcext:value-type="date">
            <text:p>2009-12-03</text:p>
          </table:table-cell>
          <table:table-cell office:value-type="string" calcext:value-type="string">
            <text:p>emr</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09/12/03/aws-launches-the-northern-california-region/" xlink:type="simple">http://aws.amazon.com/about-aws/whats-new/2009/12/03/aws-launches-the-northern-california-region/</text:a></text:p>
          </table:table-cell>
          <table:table-cell table:number-columns-repeated="1016"/>
        </table:table-row>
        <table:table-row table:style-name="ro5">
          <table:table-cell office:value-type="date" office:date-value="2009-12-03" calcext:value-type="date">
            <text:p>2009-12-03</text:p>
          </table:table-cell>
          <table:table-cell office:value-type="string" calcext:value-type="string">
            <text:p>cloudwatch</text:p>
          </table:table-cell>
          <table:table-cell office:value-type="string" calcext:value-type="string">
            <text:p>us-west-1</text:p>
          </table:table-cell>
          <table:table-cell office:value-type="float" office:value="0" calcext:value-type="float">
            <text:p>0</text:p>
          </table:table-cell>
          <table:table-cell office:value-type="string" calcext:value-type="string">
            <text:p><text:a xlink:href="http://aws.amazon.com/about-aws/whats-new/2009/12/03/aws-launches-the-northern-california-region/" xlink:type="simple">http://aws.amazon.com/about-aws/whats-new/2009/12/03/aws-launches-the-northern-california-region/</text:a> does not talk about ELB or cloudwatch. Neither does product page from that time (<text:a xlink:href="https://web.archive.org/web/20091214073733/http://aws.amazon.com/ec2/" xlink:type="simple">https://web.archive.org/web/20091214073733/http://aws.amazon.com/ec2/</text:a><text:a xlink:href="https://web.archive.org/web/20100129181926/http://aws.amazon.com/elasticloadbalancing" xlink:type="simple">https://web.archive.org/web/20100129181926/http://aws.amazon.com/elasticloadbalancing</text:a>) or), ELB page (<text:a xlink:href="https://web.archive.org/web/20100129181926/http://aws.amazon.com/elasticloadbalancing" xlink:type="simple">https://web.archive.org/web/20100129181926/http://aws.amazon.com/elasticloadbalancing</text:a>) or cloudwatch page (<text:a xlink:href="https://web.archive.org/web/20100221113631/http://aws.amazon.com/cloudwatch/" xlink:type="simple">https://web.archive.org/web/20100221113631/http://aws.amazon.com/cloudwatch/</text:a>). The first global infrastructure data (2011-11-12) already shows ELB and cloudwatch in us-west-1. Assuming these were available from launch, but cannot be positively sure.</text:p>
          </table:table-cell>
          <table:table-cell table:number-columns-repeated="1016"/>
        </table:table-row>
        <table:table-row table:style-name="ro5">
          <table:table-cell office:value-type="date" office:date-value="2009-12-03" calcext:value-type="date">
            <text:p>2009-12-03</text:p>
          </table:table-cell>
          <table:table-cell office:value-type="string" calcext:value-type="string">
            <text:p>elb</text:p>
          </table:table-cell>
          <table:table-cell office:value-type="string" calcext:value-type="string">
            <text:p>us-west-1</text:p>
          </table:table-cell>
          <table:table-cell office:value-type="float" office:value="0" calcext:value-type="float">
            <text:p>0</text:p>
          </table:table-cell>
          <table:table-cell office:value-type="string" calcext:value-type="string">
            <text:p><text:a xlink:href="http://aws.amazon.com/about-aws/whats-new/2009/12/03/aws-launches-the-northern-california-region/" xlink:type="simple">http://aws.amazon.com/about-aws/whats-new/2009/12/03/aws-launches-the-northern-california-region/</text:a> does not talk about ELB or cloudwatch. Neither does product page from that time (<text:a xlink:href="https://web.archive.org/web/20091214073733/http://aws.amazon.com/ec2/" xlink:type="simple">https://web.archive.org/web/20091214073733/http://aws.amazon.com/ec2/</text:a><text:a xlink:href="https://web.archive.org/web/20100129181926/http://aws.amazon.com/elasticloadbalancing" xlink:type="simple">https://web.archive.org/web/20100129181926/http://aws.amazon.com/elasticloadbalancing</text:a>) or), ELB page (<text:a xlink:href="https://web.archive.org/web/20100129181926/http://aws.amazon.com/elasticloadbalancing" xlink:type="simple">https://web.archive.org/web/20100129181926/http://aws.amazon.com/elasticloadbalancing</text:a>) or cloudwatch page (<text:a xlink:href="https://web.archive.org/web/20100221113631/http://aws.amazon.com/cloudwatch/" xlink:type="simple">https://web.archive.org/web/20100221113631/http://aws.amazon.com/cloudwatch/</text:a>). The first global infrastructure data (2011-11-12) already shows ELB and cloudwatch in us-west-1. Assuming these were available from launch, but cannot be positively sure.</text:p>
          </table:table-cell>
          <table:table-cell table:number-columns-repeated="1016"/>
        </table:table-row>
        <table:table-row table:style-name="ro1">
          <table:table-cell office:value-type="date" office:date-value="2009-12-03" calcext:value-type="date">
            <text:p>2009-12-03</text:p>
          </table:table-cell>
          <table:table-cell office:value-type="string" calcext:value-type="string">
            <text:p>ebs</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s://forums.aws.amazon.com/ann.jspa?annID=537" xlink:type="simple">https://forums.aws.amazon.com/ann.jspa?annID=537</text:a></text:p>
          </table:table-cell>
          <table:table-cell table:number-columns-repeated="1016"/>
        </table:table-row>
        <table:table-row table:style-name="ro3">
          <table:table-cell office:value-type="date" office:date-value="2009-12-03" calcext:value-type="date">
            <text:p>2009-12-03</text:p>
          </table:table-cell>
          <table:table-cell office:value-type="string" calcext:value-type="string">
            <text:p>autoscaling</text:p>
          </table:table-cell>
          <table:table-cell office:value-type="string" calcext:value-type="string">
            <text:p>us-west-1</text:p>
          </table:table-cell>
          <table:table-cell office:value-type="float" office:value="0" calcext:value-type="float">
            <text:p>0</text:p>
          </table:table-cell>
          <table:table-cell office:value-type="string" calcext:value-type="string">
            <text:p>Can't find any reference to auto scaling in us-west-1, but it appears more or less standard from eu-west-1 introduction and no separate announcements are found for a In other region announcemnets auto scaling is mostly mentioned ny other regions.</text:p>
          </table:table-cell>
          <table:table-cell table:number-columns-repeated="1016"/>
        </table:table-row>
        <table:table-row table:style-name="ro1">
          <table:table-cell office:value-type="date" office:date-value="2009-12-09" calcext:value-type="date">
            <text:p>2009-12-09</text:p>
          </table:table-cell>
          <table:table-cell office:value-type="string" calcext:value-type="string">
            <text:p>import-export</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09/12/09/aws-importexport-announces-international-support/" xlink:type="simple">http://aws.amazon.com/about-aws/whats-new/2009/12/09/aws-importexport-announces-international-support/</text:a> </text:p>
          </table:table-cell>
          <table:table-cell table:number-columns-repeated="1016"/>
        </table:table-row>
        <table:table-row table:style-name="ro3">
          <table:table-cell office:value-type="date" office:date-value="2010-04-07" calcext:value-type="date">
            <text:p>2010-04-07</text:p>
          </table:table-cell>
          <table:table-cell office:value-type="string" calcext:value-type="string">
            <text:p>sns</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0/04/07/announcing-amazon-simple-notification-service/" xlink:type="simple">http://aws.amazon.com/about-aws/whats-new/2010/04/07/announcing-amazon-simple-notification-service/</text:a></text:p>
            <text:p><text:a xlink:href="https://web.archive.org/web/20100409151953/http://aws.amazon.com/sns/" xlink:type="simple">https://web.archive.org/web/20100409151953/http://aws.amazon.com/sns/</text:a> mentions data transfer between regions, so taken to imply support for all (current) regions (2010-04-09)</text:p>
          </table:table-cell>
          <table:table-cell table:number-columns-repeated="1016"/>
        </table:table-row>
        <table:table-row table:style-name="ro3">
          <table:table-cell office:value-type="date" office:date-value="2010-04-07" calcext:value-type="date">
            <text:p>2010-04-07</text:p>
          </table:table-cell>
          <table:table-cell office:value-type="string" calcext:value-type="string">
            <text:p>sns</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0/04/07/announcing-amazon-simple-notification-service/" xlink:type="simple">http://aws.amazon.com/about-aws/whats-new/2010/04/07/announcing-amazon-simple-notification-service/</text:a></text:p>
            <text:p><text:a xlink:href="https://web.archive.org/web/20100409151953/http://aws.amazon.com/sns/" xlink:type="simple">https://web.archive.org/web/20100409151953/http://aws.amazon.com/sns/</text:a> mentions data transfer between regions, so taken to imply support for all (current) regions (2010-04-09)</text:p>
          </table:table-cell>
          <table:table-cell table:number-columns-repeated="1016"/>
        </table:table-row>
        <table:table-row table:style-name="ro3">
          <table:table-cell office:value-type="date" office:date-value="2010-04-07" calcext:value-type="date">
            <text:p>2010-04-07</text:p>
          </table:table-cell>
          <table:table-cell office:value-type="string" calcext:value-type="string">
            <text:p>sns</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0/04/07/announcing-amazon-simple-notification-service/" xlink:type="simple">http://aws.amazon.com/about-aws/whats-new/2010/04/07/announcing-amazon-simple-notification-service/</text:a></text:p>
            <text:p><text:a xlink:href="https://web.archive.org/web/20100409151953/http://aws.amazon.com/sns/" xlink:type="simple">https://web.archive.org/web/20100409151953/http://aws.amazon.com/sns/</text:a> mentions data transfer between regions, so taken to imply support for all (current) regions (2010-04-09)</text:p>
          </table:table-cell>
          <table:table-cell table:number-columns-repeated="1016"/>
        </table:table-row>
        <table:table-row table:style-name="ro1">
          <table:table-cell office:value-type="date" office:date-value="2010-04-13" calcext:value-type="date">
            <text:p>2010-04-13</text:p>
          </table:table-cell>
          <table:table-cell office:value-type="string" calcext:value-type="string">
            <text:p>rds</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0/04/13/announcing-amazon-relational-database-service-rds-in-the-eu-region/" xlink:type="simple">http://aws.amazon.com/about-aws/whats-new/2010/04/13/announcing-amazon-relational-database-service-rds-in-the-eu-region/</text:a></text:p>
          </table:table-cell>
          <table:table-cell table:number-columns-repeated="1016"/>
        </table:table-row>
        <table:table-row table:style-name="ro1">
          <table:table-cell office:value-type="date" office:date-value="2010-04-29" calcext:value-type="date">
            <text:p>2010-04-29</text:p>
          </table:table-cell>
          <table:table-cell office:value-type="string" calcext:value-type="string">
            <text:p>ec2</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0/04/29/announcing-asia-pacific-singapore-region/" xlink:type="simple">http://aws.amazon.com/about-aws/whats-new/2010/04/29/announcing-asia-pacific-singapore-region/</text:a></text:p>
          </table:table-cell>
          <table:table-cell table:number-columns-repeated="1016"/>
        </table:table-row>
        <table:table-row table:style-name="ro1">
          <table:table-cell office:value-type="date" office:date-value="2010-04-29" calcext:value-type="date">
            <text:p>2010-04-29</text:p>
          </table:table-cell>
          <table:table-cell office:value-type="string" calcext:value-type="string">
            <text:p>s3</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0/04/29/announcing-asia-pacific-singapore-region/" xlink:type="simple">http://aws.amazon.com/about-aws/whats-new/2010/04/29/announcing-asia-pacific-singapore-region/</text:a></text:p>
          </table:table-cell>
          <table:table-cell table:number-columns-repeated="1016"/>
        </table:table-row>
        <table:table-row table:style-name="ro1">
          <table:table-cell office:value-type="date" office:date-value="2010-04-29" calcext:value-type="date">
            <text:p>2010-04-29</text:p>
          </table:table-cell>
          <table:table-cell office:value-type="string" calcext:value-type="string">
            <text:p>simpledb</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0/04/29/announcing-asia-pacific-singapore-region/" xlink:type="simple">http://aws.amazon.com/about-aws/whats-new/2010/04/29/announcing-asia-pacific-singapore-region/</text:a></text:p>
          </table:table-cell>
          <table:table-cell table:number-columns-repeated="1016"/>
        </table:table-row>
        <table:table-row table:style-name="ro1">
          <table:table-cell office:value-type="date" office:date-value="2010-04-29" calcext:value-type="date">
            <text:p>2010-04-29</text:p>
          </table:table-cell>
          <table:table-cell office:value-type="string" calcext:value-type="string">
            <text:p>rds</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0/04/29/announcing-asia-pacific-singapore-region/" xlink:type="simple">http://aws.amazon.com/about-aws/whats-new/2010/04/29/announcing-asia-pacific-singapore-region/</text:a></text:p>
          </table:table-cell>
          <table:table-cell table:number-columns-repeated="1016"/>
        </table:table-row>
        <table:table-row table:style-name="ro1">
          <table:table-cell office:value-type="date" office:date-value="2010-04-29" calcext:value-type="date">
            <text:p>2010-04-29</text:p>
          </table:table-cell>
          <table:table-cell office:value-type="string" calcext:value-type="string">
            <text:p>sqs</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0/04/29/announcing-asia-pacific-singapore-region/" xlink:type="simple">http://aws.amazon.com/about-aws/whats-new/2010/04/29/announcing-asia-pacific-singapore-region/</text:a></text:p>
          </table:table-cell>
          <table:table-cell table:number-columns-repeated="1016"/>
        </table:table-row>
        <table:table-row table:style-name="ro1">
          <table:table-cell office:value-type="date" office:date-value="2010-04-29" calcext:value-type="date">
            <text:p>2010-04-29</text:p>
          </table:table-cell>
          <table:table-cell office:value-type="string" calcext:value-type="string">
            <text:p>sns</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0/04/29/announcing-asia-pacific-singapore-region/" xlink:type="simple">http://aws.amazon.com/about-aws/whats-new/2010/04/29/announcing-asia-pacific-singapore-region/</text:a></text:p>
          </table:table-cell>
          <table:table-cell table:number-columns-repeated="1016"/>
        </table:table-row>
        <table:table-row table:style-name="ro1">
          <table:table-cell office:value-type="date" office:date-value="2010-04-29" calcext:value-type="date">
            <text:p>2010-04-29</text:p>
          </table:table-cell>
          <table:table-cell office:value-type="string" calcext:value-type="string">
            <text:p>cloudwatch</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0/04/29/announcing-asia-pacific-singapore-region/" xlink:type="simple">http://aws.amazon.com/about-aws/whats-new/2010/04/29/announcing-asia-pacific-singapore-region/</text:a></text:p>
          </table:table-cell>
          <table:table-cell table:number-columns-repeated="1016"/>
        </table:table-row>
        <table:table-row table:style-name="ro6">
          <table:table-cell office:value-type="date" office:date-value="2010-04-29" calcext:value-type="date">
            <text:p>2010-04-29</text:p>
          </table:table-cell>
          <table:table-cell office:value-type="string" calcext:value-type="string">
            <text:p>elb</text:p>
          </table:table-cell>
          <table:table-cell office:value-type="string" calcext:value-type="string">
            <text:p>ap-southeast-1</text:p>
          </table:table-cell>
          <table:table-cell office:value-type="float" office:value="0" calcext:value-type="float">
            <text:p>0</text:p>
          </table:table-cell>
          <table:table-cell office:value-type="string" calcext:value-type="string">
            <text:p>Similar problems as with us-west-1 elb. Noticeably cloudwatch is mentioned, but not ELB (see press release too, <text:a xlink:href="http://phx.corporate-ir.net/phoenix.zhtml?c=176060&amp;p=irol-newsArticle&amp;ID=1419606&amp;highlight" xlink:type="simple">http://phx.corporate-ir.net/phoenix.zhtml?c=176060&amp;p=irol-newsArticle&amp;ID=1419606&amp;highlight</text:a>). This would suggest that ELB was not available at launch, but without better information it is staked at region launch date.</text:p>
          </table:table-cell>
          <table:table-cell table:number-columns-repeated="1016"/>
        </table:table-row>
        <table:table-row table:style-name="ro4">
          <table:table-cell office:value-type="date" office:date-value="2010-04-29" calcext:value-type="date">
            <text:p>2010-04-29</text:p>
          </table:table-cell>
          <table:table-cell office:value-type="string" calcext:value-type="string">
            <text:p>ebs</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0/04/29/announcing-asia-pacific-singapore-region/" xlink:type="simple">http://aws.amazon.com/about-aws/whats-new/2010/04/29/announcing-asia-pacific-singapore-region/</text:a> does not mention EBS, nor does any of forum announcements. Yet, RDS is mentioned and AFAIK RDS works using EBS. There isn't any separate announcement of EBS in ap-southeast-1 so assuming this was just an omission (all future announcements follow the same pattern, but include EBS too.) Also previous annouregion us-west-1 already had EBS.</text:p>
          </table:table-cell>
          <table:table-cell table:number-columns-repeated="1016"/>
        </table:table-row>
        <table:table-row table:style-name="ro3">
          <table:table-cell office:value-type="date" office:date-value="2010-04-29" calcext:value-type="date">
            <text:p>2010-04-29</text:p>
          </table:table-cell>
          <table:table-cell office:value-type="string" calcext:value-type="string">
            <text:p>autoscaling</text:p>
          </table:table-cell>
          <table:table-cell office:value-type="string" calcext:value-type="string">
            <text:p>ap-southeast-1</text:p>
          </table:table-cell>
          <table:table-cell office:value-type="float" office:value="0" calcext:value-type="float">
            <text:p>0</text:p>
          </table:table-cell>
          <table:table-cell office:value-type="string" calcext:value-type="string">
            <text:p>Same as with us-west-1, <text:a xlink:href="http://aws.amazon.com/about-aws/whats-new/2010/04/29/announcing-asia-pacific-singapore-region/" xlink:type="simple">http://aws.amazon.com/about-aws/whats-new/2010/04/29/announcing-asia-pacific-singapore-region/</text:a> has no auto scaling but no separate later announcements either.</text:p>
          </table:table-cell>
          <table:table-cell table:number-columns-repeated="1016"/>
        </table:table-row>
        <table:table-row table:style-name="ro1">
          <table:table-cell office:value-type="date" office:date-value="2010-05-04" calcext:value-type="date">
            <text:p>2010-05-04</text:p>
          </table:table-cell>
          <table:table-cell office:value-type="string" calcext:value-type="string">
            <text:p>vpc</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0/05/04/announcing-amazon-vpc-in-the-eu-region/" xlink:type="simple">http://aws.amazon.com/about-aws/whats-new/2010/05/04/announcing-amazon-vpc-in-the-eu-region/</text:a></text:p>
          </table:table-cell>
          <table:table-cell table:number-columns-repeated="1016"/>
        </table:table-row>
        <table:table-row table:style-name="ro1">
          <table:table-cell office:value-type="date" office:date-value="2010-05-06" calcext:value-type="date">
            <text:p>2010-05-06</text:p>
          </table:table-cell>
          <table:table-cell office:value-type="string" calcext:value-type="string">
            <text:p>rds</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0/05/06/announcing-amazon-relational-database-service-rds-in-the-northern-california-region/" xlink:type="simple">http://aws.amazon.com/about-aws/whats-new/2010/05/06/announcing-amazon-relational-database-service-rds-in-the-northern-california-region/</text:a></text:p>
          </table:table-cell>
          <table:table-cell table:number-columns-repeated="1016"/>
        </table:table-row>
        <table:table-row table:style-name="ro1">
          <table:table-cell office:value-type="date" office:date-value="2010-12-28" calcext:value-type="date">
            <text:p>2010-12-28</text:p>
          </table:table-cell>
          <table:table-cell office:value-type="string" calcext:value-type="string">
            <text:p>import-export</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0/12/28/aws-importexport-now-supports-the-asia-pacific-singapore-region/" xlink:type="simple">http://aws.amazon.com/about-aws/whats-new/2010/12/28/aws-importexport-now-supports-the-asia-pacific-singapore-region/</text:a></text:p>
          </table:table-cell>
          <table:table-cell table:number-columns-repeated="1016"/>
        </table:table-row>
        <table:table-row table:style-name="ro6">
          <table:table-cell office:value-type="date" office:date-value="2011-01-19" calcext:value-type="date">
            <text:p>2011-01-19</text:p>
          </table:table-cell>
          <table:table-cell office:value-type="string" calcext:value-type="string">
            <text:p>elasticbeanstalk</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1/01/19/introducing-aws-elastic-beanstalk-beta/" xlink:type="simple">http://aws.amazon.com/about-aws/whats-new/2011/01/19/introducing-aws-elastic-beanstalk-beta/</text:a></text:p>
            <text:p><text:a xlink:href="https://web.archive.org/web/20110122104653/http://aws.amazon.com/elasticbeanstalk/faqs/#regions" xlink:type="simple">https://web.archive.org/web/20110122104653/http://aws.amazon.com/elasticbeanstalk/faqs/#regions</text:a> mentions only supported in us-east-1. There are also later announcements during 2012 for other regions, so assuming us-east-1 is the only supported region at this time.</text:p>
          </table:table-cell>
          <table:table-cell table:number-columns-repeated="1016"/>
        </table:table-row>
        <table:table-row table:style-name="ro3">
          <table:table-cell office:value-type="date" office:date-value="2011-01-25" calcext:value-type="date">
            <text:p>2011-01-25</text:p>
          </table:table-cell>
          <table:table-cell office:value-type="string" calcext:value-type="string">
            <text:p>ses</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1/01/25/introducing-amazon-simple-email-service-beta/" xlink:type="simple">http://aws.amazon.com/about-aws/whats-new/2011/01/25/introducing-amazon-simple-email-service-beta/</text:a></text:p>
            <text:p><text:a xlink:href="https://web.archive.org/web/20110128073200/http://aws.amazon.com/ses/faqs/" xlink:type="simple">https://web.archive.org/web/20110128073200/http://aws.amazon.com/ses/faqs/</text:a> FAQ from 2011-01-28 says that ”Amazon SES is hosted in the US-East (Northern Virginia) Region”.</text:p>
          </table:table-cell>
          <table:table-cell table:number-columns-repeated="1016"/>
        </table:table-row>
        <table:table-row table:style-name="ro6">
          <table:table-cell office:value-type="date" office:date-value="2011-02-25" calcext:value-type="date">
            <text:p>2011-02-25</text:p>
          </table:table-cell>
          <table:table-cell office:value-type="string" calcext:value-type="string">
            <text:p>cloudformation</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1/02/25/introducing-aws-cloudformation/" xlink:type="simple">http://aws.amazon.com/about-aws/whats-new/2011/02/25/introducing-aws-cloudformation/</text:a></text:p>
            <text:p>FAQ <text:s/><text:a xlink:href="https://web.archive.org/web/20110301014440/http://aws.amazon.com/cloudformation/faqs/" xlink:type="simple">https://web.archive.org/web/20110301014440/http://aws.amazon.com/cloudformation/faqs/</text:a> <text:s/>from 2011-03-01 says ”AWS CloudFormation is available in all AWS regions.”. At 2011-02-25 there were four regions: us-east-1, us-west-1, eu-west-1 and ap-southeast-1.</text:p>
          </table:table-cell>
          <table:table-cell table:number-columns-repeated="1016"/>
        </table:table-row>
        <table:table-row table:style-name="ro6">
          <table:table-cell office:value-type="date" office:date-value="2011-02-25" calcext:value-type="date">
            <text:p>2011-02-25</text:p>
          </table:table-cell>
          <table:table-cell office:value-type="string" calcext:value-type="string">
            <text:p>cloudformation</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1/02/25/introducing-aws-cloudformation/" xlink:type="simple">http://aws.amazon.com/about-aws/whats-new/2011/02/25/introducing-aws-cloudformation/</text:a></text:p>
            <text:p>FAQ <text:s/><text:a xlink:href="https://web.archive.org/web/20110301014440/http://aws.amazon.com/cloudformation/faqs/" xlink:type="simple">https://web.archive.org/web/20110301014440/http://aws.amazon.com/cloudformation/faqs/</text:a> <text:s/>from 2011-03-01 says ”AWS CloudFormation is available in all AWS regions.”. At 2011-02-25 there were four regions: us-east-1, us-west-1, eu-west-1 and ap-southeast-1.</text:p>
          </table:table-cell>
          <table:table-cell table:number-columns-repeated="1016"/>
        </table:table-row>
        <table:table-row table:style-name="ro6">
          <table:table-cell office:value-type="date" office:date-value="2011-02-25" calcext:value-type="date">
            <text:p>2011-02-25</text:p>
          </table:table-cell>
          <table:table-cell office:value-type="string" calcext:value-type="string">
            <text:p>cloudformation</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1/02/25/introducing-aws-cloudformation/" xlink:type="simple">http://aws.amazon.com/about-aws/whats-new/2011/02/25/introducing-aws-cloudformation/</text:a></text:p>
            <text:p>FAQ <text:s/><text:a xlink:href="https://web.archive.org/web/20110301014440/http://aws.amazon.com/cloudformation/faqs/" xlink:type="simple">https://web.archive.org/web/20110301014440/http://aws.amazon.com/cloudformation/faqs/</text:a> <text:s/>from 2011-03-01 says ”AWS CloudFormation is available in all AWS regions.”. At 2011-02-25 there were four regions: us-east-1, us-west-1, eu-west-1 and ap-southeast-1.</text:p>
          </table:table-cell>
          <table:table-cell table:number-columns-repeated="1016"/>
        </table:table-row>
        <table:table-row table:style-name="ro6">
          <table:table-cell office:value-type="date" office:date-value="2011-02-25" calcext:value-type="date">
            <text:p>2011-02-25</text:p>
          </table:table-cell>
          <table:table-cell office:value-type="string" calcext:value-type="string">
            <text:p>cloudformation</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1/02/25/introducing-aws-cloudformation/" xlink:type="simple">http://aws.amazon.com/about-aws/whats-new/2011/02/25/introducing-aws-cloudformation/</text:a></text:p>
            <text:p>FAQ <text:s/><text:a xlink:href="https://web.archive.org/web/20110301014440/http://aws.amazon.com/cloudformation/faqs/" xlink:type="simple">https://web.archive.org/web/20110301014440/http://aws.amazon.com/cloudformation/faqs/</text:a> <text:s/>from 2011-03-01 says ”AWS CloudFormation is available in all AWS regions.”. At 2011-02-25 there were four regions: us-east-1, us-west-1, eu-west-1 and ap-southeast-1.</text:p>
          </table:table-cell>
          <table:table-cell table:number-columns-repeated="1016"/>
        </table:table-row>
        <table:table-row table:style-name="ro7">
          <table:table-cell office:value-type="date" office:date-value="2011-02-28" calcext:value-type="date">
            <text:p>2011-02-28</text:p>
          </table:table-cell>
          <table:table-cell office:value-type="string" calcext:value-type="string">
            <text:p>import-export</text:p>
          </table:table-cell>
          <table:table-cell office:value-type="string" calcext:value-type="string">
            <text:p>us-west-1</text:p>
          </table:table-cell>
          <table:table-cell office:value-type="float" office:value="0" calcext:value-type="float">
            <text:p>0</text:p>
          </table:table-cell>
          <table:table-cell office:value-type="string" calcext:value-type="string">
            <text:p>This is difficult to determine and there are conflicting information. https://web.archive.org/web/20111120023918/http://aws.amazon.com/about-aws/globalinfrastructure/? shows ”AWS Import/Export” for us-west-1 on 2011-11-20 but 2011-11-13 doesn't list it.</text:p>
            <text:p>Then yet again the product page itself <text:a xlink:href="https://web.archive.org/web/20110228142631/http://aws.amazon.com/importexport/" xlink:type="simple">https://web.archive.org/web/20110228142631/http://aws.amazon.com/importexport/</text:a> <text:s/>on 2011-02-28 mentions Oregon (but not on previous saved version from 2010-12-02).</text:p>
            <text:p>Finally the import/export price calculator <text:a xlink:href="https://web.archive.org/web/20110707122314/http://awsimportexport.s3.amazonaws.com/aws-import-export-calculator.html" xlink:type="simple">https://web.archive.org/web/20110707122314/http://awsimportexport.s3.amazonaws.com/aws-import-export-calculator.html</text:a> <text:s/>from 2011-07-07 shows Oregon in the region list.</text:p>
            <text:p>Picked the first known Oregon mention for import/export with the assumption that the globalinfrastructure page was in error (and was later fixed) of 2011-02-28, but marked as inaccurate.</text:p>
          </table:table-cell>
          <table:table-cell table:number-columns-repeated="1016"/>
        </table:table-row>
        <table:table-row table:style-name="ro1">
          <table:table-cell office:value-type="date" office:date-value="2011-03-02" calcext:value-type="date">
            <text:p>2011-03-02</text:p>
          </table:table-cell>
          <table:table-cell office:value-type="string" calcext:value-type="string">
            <text:p>ec2</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3/02/announcing-asia-pacific-tokyo-region/" xlink:type="simple">http://aws.amazon.com/about-aws/whats-new/2011/03/02/announcing-asia-pacific-tokyo-region/</text:a></text:p>
          </table:table-cell>
          <table:table-cell table:number-columns-repeated="1016"/>
        </table:table-row>
        <table:table-row table:style-name="ro1">
          <table:table-cell office:value-type="date" office:date-value="2011-03-02" calcext:value-type="date">
            <text:p>2011-03-02</text:p>
          </table:table-cell>
          <table:table-cell office:value-type="string" calcext:value-type="string">
            <text:p>s3</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3/02/announcing-asia-pacific-tokyo-region/" xlink:type="simple">http://aws.amazon.com/about-aws/whats-new/2011/03/02/announcing-asia-pacific-tokyo-region/</text:a></text:p>
          </table:table-cell>
          <table:table-cell table:number-columns-repeated="1016"/>
        </table:table-row>
        <table:table-row table:style-name="ro1">
          <table:table-cell office:value-type="date" office:date-value="2011-03-02" calcext:value-type="date">
            <text:p>2011-03-02</text:p>
          </table:table-cell>
          <table:table-cell office:value-type="string" calcext:value-type="string">
            <text:p>rds</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3/02/announcing-asia-pacific-tokyo-region/" xlink:type="simple">http://aws.amazon.com/about-aws/whats-new/2011/03/02/announcing-asia-pacific-tokyo-region/</text:a></text:p>
          </table:table-cell>
          <table:table-cell table:number-columns-repeated="1016"/>
        </table:table-row>
        <table:table-row table:style-name="ro2">
          <table:table-cell office:value-type="date" office:date-value="2011-03-02" calcext:value-type="date">
            <text:p>2011-03-02</text:p>
          </table:table-cell>
          <table:table-cell office:value-type="string" calcext:value-type="string">
            <text:p>simpledb</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3/02/announcing-asia-pacific-tokyo-region/" xlink:type="simple">http://aws.amazon.com/about-aws/whats-new/2011/03/02/announcing-asia-pacific-tokyo-region/</text:a> <text:a xlink:href="http://phx.corporate-ir.net/phoenix.zhtml?c=176060&amp;p=irol-newsArticle&amp;ID=1534946" xlink:type="simple">http://phx.corporate-ir.net/phoenix.zhtml?c=176060&amp;p=irol-newsArticle&amp;ID=1534946</text:a></text:p>
          </table:table-cell>
          <table:table-cell table:number-columns-repeated="1016"/>
        </table:table-row>
        <table:table-row table:style-name="ro2">
          <table:table-cell office:value-type="date" office:date-value="2011-03-02" calcext:value-type="date">
            <text:p>2011-03-02</text:p>
          </table:table-cell>
          <table:table-cell office:value-type="string" calcext:value-type="string">
            <text:p>sqs</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3/02/announcing-asia-pacific-tokyo-region/" xlink:type="simple">http://aws.amazon.com/about-aws/whats-new/2011/03/02/announcing-asia-pacific-tokyo-region/</text:a> <text:a xlink:href="http://phx.corporate-ir.net/phoenix.zhtml?c=176060&amp;p=irol-newsArticle&amp;ID=1534946" xlink:type="simple">http://phx.corporate-ir.net/phoenix.zhtml?c=176060&amp;p=irol-newsArticle&amp;ID=1534946</text:a></text:p>
          </table:table-cell>
          <table:table-cell table:number-columns-repeated="1016"/>
        </table:table-row>
        <table:table-row table:style-name="ro2">
          <table:table-cell office:value-type="date" office:date-value="2011-03-02" calcext:value-type="date">
            <text:p>2011-03-02</text:p>
          </table:table-cell>
          <table:table-cell office:value-type="string" calcext:value-type="string">
            <text:p>sns</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3/02/announcing-asia-pacific-tokyo-region/" xlink:type="simple">http://aws.amazon.com/about-aws/whats-new/2011/03/02/announcing-asia-pacific-tokyo-region/</text:a> <text:a xlink:href="http://phx.corporate-ir.net/phoenix.zhtml?c=176060&amp;p=irol-newsArticle&amp;ID=1534946" xlink:type="simple">http://phx.corporate-ir.net/phoenix.zhtml?c=176060&amp;p=irol-newsArticle&amp;ID=1534946</text:a></text:p>
          </table:table-cell>
          <table:table-cell table:number-columns-repeated="1016"/>
        </table:table-row>
        <table:table-row table:style-name="ro2">
          <table:table-cell office:value-type="date" office:date-value="2011-03-02" calcext:value-type="date">
            <text:p>2011-03-02</text:p>
          </table:table-cell>
          <table:table-cell office:value-type="string" calcext:value-type="string">
            <text:p>cloudformation</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3/02/announcing-asia-pacific-tokyo-region/" xlink:type="simple">http://aws.amazon.com/about-aws/whats-new/2011/03/02/announcing-asia-pacific-tokyo-region/</text:a> <text:a xlink:href="http://phx.corporate-ir.net/phoenix.zhtml?c=176060&amp;p=irol-newsArticle&amp;ID=1534946" xlink:type="simple">http://phx.corporate-ir.net/phoenix.zhtml?c=176060&amp;p=irol-newsArticle&amp;ID=1534946</text:a></text:p>
          </table:table-cell>
          <table:table-cell table:number-columns-repeated="1016"/>
        </table:table-row>
        <table:table-row table:style-name="ro1">
          <table:table-cell office:value-type="date" office:date-value="2011-03-02" calcext:value-type="date">
            <text:p>2011-03-02</text:p>
          </table:table-cell>
          <table:table-cell office:value-type="string" calcext:value-type="string">
            <text:p>cloudwatch</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s/><text:a xlink:href="http://phx.corporate-ir.net/phoenix.zhtml?c=176060&amp;p=irol-newsArticle&amp;ID=1534946" xlink:type="simple">http://phx.corporate-ir.net/phoenix.zhtml?c=176060&amp;p=irol-newsArticle&amp;ID=1534946</text:a></text:p>
          </table:table-cell>
          <table:table-cell table:number-columns-repeated="1016"/>
        </table:table-row>
        <table:table-row table:style-name="ro1">
          <table:table-cell office:value-type="date" office:date-value="2011-03-02" calcext:value-type="date">
            <text:p>2011-03-02</text:p>
          </table:table-cell>
          <table:table-cell office:value-type="string" calcext:value-type="string">
            <text:p>elb</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blogs/aws/now-open-aws-region-in-tokyo/" xlink:type="simple">http://aws.amazon.com/blogs/aws/now-open-aws-region-in-tokyo/</text:a></text:p>
          </table:table-cell>
          <table:table-cell table:number-columns-repeated="1016"/>
        </table:table-row>
        <table:table-row table:style-name="ro2">
          <table:table-cell office:value-type="date" office:date-value="2011-03-02" calcext:value-type="date">
            <text:p>2011-03-02</text:p>
          </table:table-cell>
          <table:table-cell office:value-type="string" calcext:value-type="string">
            <text:p>ebs</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3/02/announcing-asia-pacific-tokyo-region" xlink:type="simple">http://aws.amazon.com/about-aws/whats-new/2011/03/02/announcing-asia-pacific-tokyo-region</text:a></text:p>
            <text:p><text:a xlink:href="http://phx.corporate-ir.net/phoenix.zhtml?c=176060&amp;p=irol-newsArticle&amp;ID=1534946" xlink:type="simple">http://phx.corporate-ir.net/phoenix.zhtml?c=176060&amp;p=irol-newsArticle&amp;ID=1534946</text:a></text:p>
          </table:table-cell>
          <table:table-cell table:number-columns-repeated="1016"/>
        </table:table-row>
        <table:table-row table:style-name="ro3">
          <table:table-cell office:value-type="date" office:date-value="2011-03-02" calcext:value-type="date">
            <text:p>2011-03-02</text:p>
          </table:table-cell>
          <table:table-cell office:value-type="string" calcext:value-type="string">
            <text:p>autoscaling</text:p>
          </table:table-cell>
          <table:table-cell office:value-type="string" calcext:value-type="string">
            <text:p>ap-northeast-1</text:p>
          </table:table-cell>
          <table:table-cell office:value-type="float" office:value="0" calcext:value-type="float">
            <text:p>0</text:p>
          </table:table-cell>
          <table:table-cell office:value-type="string" calcext:value-type="string">
            <text:p>Same as with us-west-1 and ap-southeast-1, <text:a xlink:href="http://aws.amazon.com/about-aws/whats-new/2011/03/02/announcing-asia-pacific-tokyo-region/" xlink:type="simple">http://aws.amazon.com/about-aws/whats-new/2011/03/02/announcing-asia-pacific-tokyo-region/</text:a> doesn't say anything about auto scaling.</text:p>
          </table:table-cell>
          <table:table-cell table:number-columns-repeated="1016"/>
        </table:table-row>
        <table:table-row table:style-name="ro1">
          <table:table-cell office:value-type="date" office:date-value="2011-04-14" calcext:value-type="date">
            <text:p>2011-04-14</text:p>
          </table:table-cell>
          <table:table-cell office:value-type="string" calcext:value-type="string">
            <text:p>emr</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4/14/amazon-elastic-mapreduce-now-available-in-asia-pacific-regions/" xlink:type="simple">http://aws.amazon.com/about-aws/whats-new/2011/04/14/amazon-elastic-mapreduce-now-available-in-asia-pacific-regions/</text:a></text:p>
          </table:table-cell>
          <table:table-cell table:number-columns-repeated="1016"/>
        </table:table-row>
        <table:table-row table:style-name="ro1">
          <table:table-cell office:value-type="date" office:date-value="2011-04-14" calcext:value-type="date">
            <text:p>2011-04-14</text:p>
          </table:table-cell>
          <table:table-cell office:value-type="string" calcext:value-type="string">
            <text:p>emr</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1/04/14/amazon-elastic-mapreduce-now-available-in-asia-pacific-regions/" xlink:type="simple">http://aws.amazon.com/about-aws/whats-new/2011/04/14/amazon-elastic-mapreduce-now-available-in-asia-pacific-regions/</text:a></text:p>
          </table:table-cell>
          <table:table-cell table:number-columns-repeated="1016"/>
        </table:table-row>
        <table:table-row table:style-name="ro2">
          <table:table-cell office:value-type="date" office:date-value="2011-08-03" calcext:value-type="date">
            <text:p>2011-08-03</text:p>
          </table:table-cell>
          <table:table-cell office:value-type="string" calcext:value-type="string">
            <text:p>vpc</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08/03/Announcing-VPC-GA/" xlink:type="simple">http://aws.amazon.com/about-aws/whats-new/2011/08/03/Announcing-VPC-GA/</text:a> (us-east-1 and eu-west-1 already had vpc before this).</text:p>
          </table:table-cell>
          <table:table-cell table:number-columns-repeated="1016"/>
        </table:table-row>
        <table:table-row table:style-name="ro2">
          <table:table-cell office:value-type="date" office:date-value="2011-08-03" calcext:value-type="date">
            <text:p>2011-08-03</text:p>
          </table:table-cell>
          <table:table-cell office:value-type="string" calcext:value-type="string">
            <text:p>vpc</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1/08/03/Announcing-VPC-GA/" xlink:type="simple">http://aws.amazon.com/about-aws/whats-new/2011/08/03/Announcing-VPC-GA/</text:a> (us-east-1 and eu-west-1 already had vpc before this).</text:p>
          </table:table-cell>
          <table:table-cell table:number-columns-repeated="1016"/>
        </table:table-row>
        <table:table-row table:style-name="ro1">
          <table:table-cell office:value-type="date" office:date-value="2011-08-03" calcext:value-type="date">
            <text:p>2011-08-03</text:p>
          </table:table-cell>
          <table:table-cell office:value-type="string" calcext:value-type="string">
            <text:p>directconnect</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1/08/03/Announcing-AWS-Direct-Connect/" xlink:type="simple">http://aws.amazon.com/about-aws/whats-new/2011/08/03/Announcing-AWS-Direct-Connect/</text:a></text:p>
          </table:table-cell>
          <table:table-cell table:number-columns-repeated="1016"/>
        </table:table-row>
        <table:table-row table:style-name="ro2">
          <table:table-cell office:value-type="date" office:date-value="2011-08-03" calcext:value-type="date">
            <text:p>2011-08-03</text:p>
          </table:table-cell>
          <table:table-cell office:value-type="string" calcext:value-type="string">
            <text:p>vpc</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1/08/03/Announcing-VPC-GA/" xlink:type="simple">http://aws.amazon.com/about-aws/whats-new/2011/08/03/Announcing-VPC-GA/</text:a> (us-east-1 and eu-west-1 already had vpc before this).</text:p>
          </table:table-cell>
          <table:table-cell table:number-columns-repeated="1016"/>
        </table:table-row>
        <table:table-row table:style-name="ro1">
          <table:table-cell office:value-type="date" office:date-value="2011-08-16" calcext:value-type="date">
            <text:p>2011-08-16</text:p>
          </table:table-cell>
          <table:table-cell office:value-type="string" calcext:value-type="string">
            <text:p>ec2</text:p>
          </table:table-cell>
          <table:table-cell office:value-type="string" calcext:value-type="string">
            <text:p>govcloud</text:p>
          </table:table-cell>
          <table:table-cell office:value-type="float" office:value="1" calcext:value-type="float">
            <text:p>1</text:p>
          </table:table-cell>
          <table:table-cell table:style-name="ce9" office:value-type="string" calcext:value-type="string">
            <text:p><text:a xlink:href="http://aws.amazon.com/about-aws/whats-new/2011/08/16/announcing-aws-govcloud-us/" xlink:type="simple">http://aws.amazon.com/about-aws/whats-new/2011/08/16/announcing-aws-govcloud-us/</text:a></text:p>
          </table:table-cell>
          <table:table-cell table:number-columns-repeated="1016"/>
        </table:table-row>
        <table:table-row table:style-name="ro1">
          <table:table-cell office:value-type="date" office:date-value="2011-08-16" calcext:value-type="date">
            <text:p>2011-08-16</text:p>
          </table:table-cell>
          <table:table-cell office:value-type="string" calcext:value-type="string">
            <text:p>s3</text:p>
          </table:table-cell>
          <table:table-cell office:value-type="string" calcext:value-type="string">
            <text:p>govcloud</text:p>
          </table:table-cell>
          <table:table-cell office:value-type="float" office:value="1" calcext:value-type="float">
            <text:p>1</text:p>
          </table:table-cell>
          <table:table-cell table:style-name="ce9" office:value-type="string" calcext:value-type="string">
            <text:p><text:a xlink:href="http://aws.amazon.com/about-aws/whats-new/2011/08/16/announcing-aws-govcloud-us/" xlink:type="simple">http://aws.amazon.com/about-aws/whats-new/2011/08/16/announcing-aws-govcloud-us/</text:a></text:p>
          </table:table-cell>
          <table:table-cell table:number-columns-repeated="1016"/>
        </table:table-row>
        <table:table-row table:style-name="ro1">
          <table:table-cell office:value-type="date" office:date-value="2011-08-16" calcext:value-type="date">
            <text:p>2011-08-16</text:p>
          </table:table-cell>
          <table:table-cell office:value-type="string" calcext:value-type="string">
            <text:p>vpc</text:p>
          </table:table-cell>
          <table:table-cell office:value-type="string" calcext:value-type="string">
            <text:p>govcloud</text:p>
          </table:table-cell>
          <table:table-cell office:value-type="float" office:value="1" calcext:value-type="float">
            <text:p>1</text:p>
          </table:table-cell>
          <table:table-cell table:style-name="ce9" office:value-type="string" calcext:value-type="string">
            <text:p><text:a xlink:href="http://aws.amazon.com/about-aws/whats-new/2011/08/16/announcing-aws-govcloud-us/" xlink:type="simple">http://aws.amazon.com/about-aws/whats-new/2011/08/16/announcing-aws-govcloud-us/</text:a></text:p>
          </table:table-cell>
          <table:table-cell table:number-columns-repeated="1016"/>
        </table:table-row>
        <table:table-row table:style-name="ro1">
          <table:table-cell office:value-type="date" office:date-value="2011-08-22" calcext:value-type="date">
            <text:p>2011-08-22</text:p>
          </table:table-cell>
          <table:table-cell office:value-type="string" calcext:value-type="string">
            <text:p>elasticache</text:p>
          </table:table-cell>
          <table:table-cell office:value-type="string" calcext:value-type="string">
            <text:p>us-east-1</text:p>
          </table:table-cell>
          <table:table-cell office:value-type="float" office:value="1" calcext:value-type="float">
            <text:p>1</text:p>
          </table:table-cell>
          <table:table-cell table:style-name="ce9" office:value-type="string" calcext:value-type="string">
            <text:p><text:a xlink:href="http://aws.amazon.com/about-aws/whats-new/2011/08/22/announcing-amazon-elasticache/" xlink:type="simple">http://aws.amazon.com/about-aws/whats-new/2011/08/22/announcing-amazon-elasticache/</text:a> </text:p>
          </table:table-cell>
          <table:table-cell table:number-columns-repeated="1016"/>
        </table:table-row>
        <table:table-row table:style-name="ro1">
          <table:table-cell office:value-type="date" office:date-value="2011-09-08" calcext:value-type="date">
            <text:p>2011-09-08</text:p>
          </table:table-cell>
          <table:table-cell office:value-type="string" calcext:value-type="string">
            <text:p>directconnect</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1/09/08/AWS-Direct-Connect-GA-US-West/" xlink:type="simple">http://aws.amazon.com/about-aws/whats-new/2011/09/08/AWS-Direct-Connect-GA-US-West/</text:a> </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ec2</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s3</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ebs</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simpledb</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rds</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sqs</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sns</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vpc</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elb</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emr</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cloudformation</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cloudwatch</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text:p>
          </table:table-cell>
          <table:table-cell table:number-columns-repeated="1016"/>
        </table:table-row>
        <table:table-row table:style-name="ro8">
          <table:table-cell office:value-type="date" office:date-value="2011-11-08" calcext:value-type="date">
            <text:p>2011-11-08</text:p>
          </table:table-cell>
          <table:table-cell office:value-type="string" calcext:value-type="string">
            <text:p>import-export</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 does not explicitly state import-export. <text:a xlink:href="https://web.archive.org/web/20111111055756/http://aws.amazon.com/importexport" xlink:type="simple">https://web.archive.org/web/20111111055756/http://aws.amazon.com/importexport</text:a> <text:s/>from 2011-11-11 states ”AWS Import/Export supports importing and exporting data into and out of Amazon S3 buckets in the US Standard, US West (Oregon), US West (Northern California), EU (Ireland), and Asia Pacific (Singapore) Regions.”. Assuming service available from launch day.</text:p>
          </table:table-cell>
          <table:table-cell table:number-columns-repeated="1016"/>
        </table:table-row>
        <table:table-row table:style-name="ro1">
          <table:table-cell office:value-type="date" office:date-value="2011-11-08" calcext:value-type="date">
            <text:p>2011-11-08</text:p>
          </table:table-cell>
          <table:table-cell office:value-type="string" calcext:value-type="string">
            <text:p>autoscaling</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1/11/08/Announcing-new-us-west-oregon-region/" xlink:type="simple">http://aws.amazon.com/about-aws/whats-new/2011/11/08/Announcing-new-us-west-oregon-region/</text:a> </text:p>
          </table:table-cell>
          <table:table-cell table:number-columns-repeated="1016"/>
        </table:table-row>
        <table:table-row table:style-name="ro1">
          <table:table-cell office:value-type="date" office:date-value="2011-12-05" calcext:value-type="date">
            <text:p>2011-12-05</text:p>
          </table:table-cell>
          <table:table-cell office:value-type="string" calcext:value-type="string">
            <text:p>elasticache</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1/12/05/amazon-elasticache-new-regions/" xlink:type="simple">http://aws.amazon.com/about-aws/whats-new/2011/12/05/amazon-elasticache-new-regions/</text:a></text:p>
          </table:table-cell>
          <table:table-cell table:number-columns-repeated="1016"/>
        </table:table-row>
        <table:table-row table:style-name="ro1">
          <table:table-cell office:value-type="date" office:date-value="2011-12-05" calcext:value-type="date">
            <text:p>2011-12-05</text:p>
          </table:table-cell>
          <table:table-cell office:value-type="string" calcext:value-type="string">
            <text:p>elasticache</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1/12/05/amazon-elasticache-new-regions/" xlink:type="simple">http://aws.amazon.com/about-aws/whats-new/2011/12/05/amazon-elasticache-new-regions/</text:a></text:p>
          </table:table-cell>
          <table:table-cell table:number-columns-repeated="1016"/>
        </table:table-row>
        <table:table-row table:style-name="ro1">
          <table:table-cell office:value-type="date" office:date-value="2011-12-05" calcext:value-type="date">
            <text:p>2011-12-05</text:p>
          </table:table-cell>
          <table:table-cell office:value-type="string" calcext:value-type="string">
            <text:p>elasticache</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1/12/05/amazon-elasticache-new-regions/" xlink:type="simple">http://aws.amazon.com/about-aws/whats-new/2011/12/05/amazon-elasticache-new-regions/</text:a></text:p>
          </table:table-cell>
          <table:table-cell table:number-columns-repeated="1016"/>
        </table:table-row>
        <table:table-row table:style-name="ro1">
          <table:table-cell office:value-type="date" office:date-value="2011-12-05" calcext:value-type="date">
            <text:p>2011-12-05</text:p>
          </table:table-cell>
          <table:table-cell office:value-type="string" calcext:value-type="string">
            <text:p>elasticache</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1/12/05/amazon-elasticache-new-regions/" xlink:type="simple">http://aws.amazon.com/about-aws/whats-new/2011/12/05/amazon-elasticache-new-regions/</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ec2</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s3</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ebs</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simpledb</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rds</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sqs</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sns</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vpc</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elb</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emr</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cloudformation</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cloudwatch</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text:p>
          </table:table-cell>
          <table:table-cell table:number-columns-repeated="1016"/>
        </table:table-row>
        <table:table-row table:style-name="ro1">
          <table:table-cell office:value-type="date" office:date-value="2011-12-14" calcext:value-type="date">
            <text:p>2011-12-14</text:p>
          </table:table-cell>
          <table:table-cell office:value-type="string" calcext:value-type="string">
            <text:p>autoscaling</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1/12/14/announcing-the-south-america-sao-paulo-region/" xlink:type="simple">http://aws.amazon.com/about-aws/whats-new/2011/12/14/announcing-the-south-america-sao-paulo-region/</text:a> </text:p>
          </table:table-cell>
          <table:table-cell table:number-columns-repeated="1016"/>
        </table:table-row>
        <table:table-row table:style-name="ro1">
          <table:table-cell office:value-type="date" office:date-value="2012-01-10" calcext:value-type="date">
            <text:p>2012-01-10</text:p>
          </table:table-cell>
          <table:table-cell office:value-type="string" calcext:value-type="string">
            <text:p>directconnect</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2/01/10/AWS-Direct-Connect-GA-US-West-1/" xlink:type="simple">http://aws.amazon.com/about-aws/whats-new/2012/01/10/AWS-Direct-Connect-GA-US-West-1/</text:a></text:p>
          </table:table-cell>
          <table:table-cell table:number-columns-repeated="1016"/>
        </table:table-row>
        <table:table-row table:style-name="ro1">
          <table:table-cell office:value-type="date" office:date-value="2012-01-10" calcext:value-type="date">
            <text:p>2012-01-10</text:p>
          </table:table-cell>
          <table:table-cell office:value-type="string" calcext:value-type="string">
            <text:p>directconnect</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http://aws.amazon.com/about-aws/whats-new/2012/01/10/AWS-Direct-Connect-GA-US-West-1/</text:p>
          </table:table-cell>
          <table:table-cell table:number-columns-repeated="1016"/>
        </table:table-row>
        <table:table-row table:style-name="ro1">
          <table:table-cell office:value-type="date" office:date-value="2012-01-10" calcext:value-type="date">
            <text:p>2012-01-10</text:p>
          </table:table-cell>
          <table:table-cell office:value-type="string" calcext:value-type="string">
            <text:p>directconnect</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2/01/10/AWS-Direct-Connect-GA-US-West-1/" xlink:type="simple">http://aws.amazon.com/about-aws/whats-new/2012/01/10/AWS-Direct-Connect-GA-US-West-1/</text:a></text:p>
          </table:table-cell>
          <table:table-cell table:number-columns-repeated="1016"/>
        </table:table-row>
        <table:table-row table:style-name="ro3">
          <table:table-cell office:value-type="date" office:date-value="2012-01-18" calcext:value-type="date">
            <text:p>2012-01-18</text:p>
          </table:table-cell>
          <table:table-cell office:value-type="string" calcext:value-type="string">
            <text:p>dynamodb</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2/01/18/aws-announces-dynamodb/" xlink:type="simple">http://aws.amazon.com/about-aws/whats-new/2012/01/18/aws-announces-dynamodb/</text:a></text:p>
            <text:p>Later <text:a xlink:href="http://aws.amazon.com/about-aws/whats-new/2012/02/29/dynamodb-now-available-in-japan/" xlink:type="simple">http://aws.amazon.com/about-aws/whats-new/2012/02/29/dynamodb-now-available-in-japan/</text:a> adds ap-northeast-1 and shows only those two regions, so assuming that started in only us-east-1.</text:p>
          </table:table-cell>
          <table:table-cell table:number-columns-repeated="1016"/>
        </table:table-row>
        <table:table-row table:style-name="ro9">
          <table:table-cell office:value-type="date" office:date-value="2012-01-24" calcext:value-type="date">
            <text:p>2012-01-24</text:p>
          </table:table-cell>
          <table:table-cell office:value-type="string" calcext:value-type="string">
            <text:p>storagegateway</text:p>
          </table:table-cell>
          <table:table-cell office:value-type="string" calcext:value-type="string">
            <text:p>ap-northeast-1</text:p>
          </table:table-cell>
          <table:table-cell office:value-type="float" office:value="1" calcext:value-type="float">
            <text:p>1</text:p>
          </table:table-cell>
          <table:table-cell table:style-name="ce9" office:value-type="string" calcext:value-type="string">
            <text:p><text:a xlink:href="http://aws.amazon.com/about-aws/whats-new/2012/01/24/announcing-aws-storage-gateway/" xlink:type="simple">http://aws.amazon.com/about-aws/whats-new/2012/01/24/announcing-aws-storage-gateway/</text:a></text:p>
            <text:p>Note that <text:a xlink:href="http://aws.amazon.com/about-aws/whats-new/2012/03/15/storage-gateway-now-available-in-south-america/" xlink:type="simple">http://aws.amazon.com/about-aws/whats-new/2012/03/15/storage-gateway-now-available-in-south-america/</text:a> xplicitly mentions that sa-east-1 is now supported. Service endpoints for storage gateway <text:a xlink:href="https://web.archive.org/web/20130113092551/http://docs.aws.amazon.com/general/latest/gr/rande.html#sg_region" xlink:type="simple">https://web.archive.org/web/20130113092551/http://docs.aws.amazon.com/general/latest/gr/rande.html#sg_region</text:a> from 2013-01-13 list all regions (except govcloud) supported, so making the assumption that storage gateway was available from start in all <text:span text:style-name="T1">but</text:span> sa-east-1 region.</text:p>
            <text:p><text:span text:style-name="T2"><text:a xlink:href="http://aws.amazon.com/about-aws/whats-new/2012/01/24/announcing-aws-storage-gateway/" xlink:type="simple">http://aws.amazon.com/about-aws/whats-new/2012/01/24/announcing-aws-storage-gateway/</text:a></text:span></text:p>
            <text:p><text:span text:style-name="T2">No explicit mentions of regions supported in news, product page or FAQ. Service listing from 2012-05-28 (</text:span><text:span text:style-name="T2"><text:a xlink:href="https://web.archive.org/web/20120528152055/http://aws.amazon.com/about-aws/globalinfrastructure/regional-product-services" xlink:type="simple">https://web.archive.org/web/20120528152055/http://aws.amazon.com/about-aws/globalinfrastructure/regional-product-services</text:a></text:span><text:span text:style-name="T2">) shows support for all current regions (except govcloud). Assuming this is an overlay service on S3 (as implied) that works in all regions by default.</text:span></text:p>
          </table:table-cell>
          <table:table-cell table:number-columns-repeated="1016"/>
        </table:table-row>
        <table:table-row table:style-name="ro10">
          <table:table-cell office:value-type="date" office:date-value="2012-01-24" calcext:value-type="date">
            <text:p>2012-01-24</text:p>
          </table:table-cell>
          <table:table-cell office:value-type="string" calcext:value-type="string">
            <text:p>storagegateway</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2/01/24/announcing-aws-storage-gateway/" xlink:type="simple">http://aws.amazon.com/about-aws/whats-new/2012/01/24/announcing-aws-storage-gateway/</text:a></text:p>
            <text:p>Note that <text:a xlink:href="http://aws.amazon.com/about-aws/whats-new/2012/03/15/storage-gateway-now-available-in-south-america/" xlink:type="simple">http://aws.amazon.com/about-aws/whats-new/2012/03/15/storage-gateway-now-available-in-south-america/</text:a> xplicitly mentions that sa-east-1 is now supported. Service endpoints for storage gateway <text:a xlink:href="https://web.archive.org/web/20130113092551/http://docs.aws.amazon.com/general/latest/gr/rande.html#sg_region" xlink:type="simple">https://web.archive.org/web/20130113092551/http://docs.aws.amazon.com/general/latest/gr/rande.html#sg_region</text:a> from 2013-01-13 list all regions (except govcloud) supported, so making the assumption that storage gateway was available from start in all <text:span text:style-name="T1">but</text:span> sa-east-1 region.</text:p>
          </table:table-cell>
          <table:table-cell table:number-columns-repeated="1016"/>
        </table:table-row>
        <table:table-row table:style-name="ro10">
          <table:table-cell office:value-type="date" office:date-value="2012-01-24" calcext:value-type="date">
            <text:p>2012-01-24</text:p>
          </table:table-cell>
          <table:table-cell office:value-type="string" calcext:value-type="string">
            <text:p>storagegateway</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2/01/24/announcing-aws-storage-gateway/" xlink:type="simple">http://aws.amazon.com/about-aws/whats-new/2012/01/24/announcing-aws-storage-gateway/</text:a></text:p>
            <text:p>Note that <text:a xlink:href="http://aws.amazon.com/about-aws/whats-new/2012/03/15/storage-gateway-now-available-in-south-america/" xlink:type="simple">http://aws.amazon.com/about-aws/whats-new/2012/03/15/storage-gateway-now-available-in-south-america/</text:a> xplicitly mentions that sa-east-1 is now supported. Service endpoints for storage gateway <text:a xlink:href="https://web.archive.org/web/20130113092551/http://docs.aws.amazon.com/general/latest/gr/rande.html#sg_region" xlink:type="simple">https://web.archive.org/web/20130113092551/http://docs.aws.amazon.com/general/latest/gr/rande.html#sg_region</text:a> from 2013-01-13 list all regions (except govcloud) supported, so making the assumption that storage gateway was available from start in all <text:span text:style-name="T1">but</text:span> sa-east-1 region.</text:p>
          </table:table-cell>
          <table:table-cell table:number-columns-repeated="1016"/>
        </table:table-row>
        <table:table-row table:style-name="ro4">
          <table:table-cell office:value-type="date" office:date-value="2012-01-24" calcext:value-type="date">
            <text:p>2012-01-24</text:p>
          </table:table-cell>
          <table:table-cell office:value-type="string" calcext:value-type="string">
            <text:p>storagegateway</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2/01/24/announcing-aws-storage-gateway/" xlink:type="simple">http://aws.amazon.com/about-aws/whats-new/2012/01/24/announcing-aws-storage-gateway/</text:a></text:p>
            <text:p>No explicit mentions of regions supported in news, product page or FAQ. Service listing from 2012-05-28 (<text:a xlink:href="https://web.archive.org/web/20120528152055/http://aws.amazon.com/about-aws/globalinfrastructure/regional-product-services" xlink:type="simple">https://web.archive.org/web/20120528152055/http://aws.amazon.com/about-aws/globalinfrastructure/regional-product-services</text:a>) shows support for all current regions (except govcloud). Assuming this is an overlay service on S3 (as implied) that works in all regions by default.</text:p>
          </table:table-cell>
          <table:table-cell table:number-columns-repeated="1016"/>
        </table:table-row>
        <table:table-row table:style-name="ro10">
          <table:table-cell office:value-type="date" office:date-value="2012-01-24" calcext:value-type="date">
            <text:p>2012-01-24</text:p>
          </table:table-cell>
          <table:table-cell office:value-type="string" calcext:value-type="string">
            <text:p>storagegateway</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2/01/24/announcing-aws-storage-gateway/" xlink:type="simple">http://aws.amazon.com/about-aws/whats-new/2012/01/24/announcing-aws-storage-gateway/</text:a></text:p>
            <text:p>Note that <text:a xlink:href="http://aws.amazon.com/about-aws/whats-new/2012/03/15/storage-gateway-now-available-in-south-america/" xlink:type="simple">http://aws.amazon.com/about-aws/whats-new/2012/03/15/storage-gateway-now-available-in-south-america/</text:a> xplicitly mentions that sa-east-1 is now supported. Service endpoints for storage gateway <text:a xlink:href="https://web.archive.org/web/20130113092551/http://docs.aws.amazon.com/general/latest/gr/rande.html#sg_region" xlink:type="simple">https://web.archive.org/web/20130113092551/http://docs.aws.amazon.com/general/latest/gr/rande.html#sg_region</text:a> from 2013-01-13 list all regions (except govcloud) supported, so making the assumption that storage gateway was available from start in all <text:span text:style-name="T1">but</text:span> sa-east-1 region.</text:p>
          </table:table-cell>
          <table:table-cell table:number-columns-repeated="1016"/>
        </table:table-row>
        <table:table-row table:style-name="ro10">
          <table:table-cell office:value-type="date" office:date-value="2012-01-24" calcext:value-type="date">
            <text:p>2012-01-24</text:p>
          </table:table-cell>
          <table:table-cell office:value-type="string" calcext:value-type="string">
            <text:p>storagegateway</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2/01/24/announcing-aws-storage-gateway/" xlink:type="simple">http://aws.amazon.com/about-aws/whats-new/2012/01/24/announcing-aws-storage-gateway/</text:a></text:p>
            <text:p>Note that <text:a xlink:href="http://aws.amazon.com/about-aws/whats-new/2012/03/15/storage-gateway-now-available-in-south-america/" xlink:type="simple">http://aws.amazon.com/about-aws/whats-new/2012/03/15/storage-gateway-now-available-in-south-america/</text:a> xplicitly mentions that sa-east-1 is now supported. Service endpoints for storage gateway <text:a xlink:href="https://web.archive.org/web/20130113092551/http://docs.aws.amazon.com/general/latest/gr/rande.html#sg_region" xlink:type="simple">https://web.archive.org/web/20130113092551/http://docs.aws.amazon.com/general/latest/gr/rande.html#sg_region</text:a> from 2013-01-13 list all regions (except govcloud) supported, so making the assumption that storage gateway was available from start in all <text:span text:style-name="T1">but</text:span> sa-east-1 region.</text:p>
          </table:table-cell>
          <table:table-cell table:number-columns-repeated="1016"/>
        </table:table-row>
        <table:table-row table:style-name="ro4">
          <table:table-cell office:value-type="date" office:date-value="2012-02-21" calcext:value-type="date">
            <text:p>2012-02-21</text:p>
          </table:table-cell>
          <table:table-cell office:value-type="string" calcext:value-type="string">
            <text:p>swf</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2/02/21/aws-announces-swf/" xlink:type="simple">http://aws.amazon.com/about-aws/whats-new/2012/02/21/aws-announces-swf/</text:a></text:p>
            <text:p>Based on <text:a xlink:href="http://aws.amazon.com/about-aws/whats-new/2013/01/30/amazon-swf-in-seven-additional-regions-and-extends-IAM-Support/" xlink:type="simple">http://aws.amazon.com/about-aws/whats-new/2013/01/30/amazon-swf-in-seven-additional-regions-and-extends-IAM-Support/</text:a> swf supported only in us-east-1 at this time.</text:p>
            <text:p/>
          </table:table-cell>
          <table:table-cell table:number-columns-repeated="1016"/>
        </table:table-row>
        <table:table-row table:style-name="ro1">
          <table:table-cell office:value-type="date" office:date-value="2012-02-22" calcext:value-type="date">
            <text:p>2012-02-22</text:p>
          </table:table-cell>
          <table:table-cell office:value-type="string" calcext:value-type="string">
            <text:p>elasticache</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2/02/22/elasticache-in-oregon-and-sao-paulo/" xlink:type="simple">http://aws.amazon.com/about-aws/whats-new/2012/02/22/elasticache-in-oregon-and-sao-paulo/</text:a></text:p>
          </table:table-cell>
          <table:table-cell table:number-columns-repeated="1016"/>
        </table:table-row>
        <table:table-row table:style-name="ro1">
          <table:table-cell office:value-type="date" office:date-value="2012-02-22" calcext:value-type="date">
            <text:p>2012-02-22</text:p>
          </table:table-cell>
          <table:table-cell office:value-type="string" calcext:value-type="string">
            <text:p>elasticache</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2/02/22/elasticache-in-oregon-and-sao-paulo/" xlink:type="simple">http://aws.amazon.com/about-aws/whats-new/2012/02/22/elasticache-in-oregon-and-sao-paulo/</text:a></text:p>
          </table:table-cell>
          <table:table-cell table:number-columns-repeated="1016"/>
        </table:table-row>
        <table:table-row table:style-name="ro1">
          <table:table-cell office:value-type="date" office:date-value="2012-02-29" calcext:value-type="date">
            <text:p>2012-02-29</text:p>
          </table:table-cell>
          <table:table-cell office:value-type="string" calcext:value-type="string">
            <text:p>dynamodb</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2/02/29/dynamodb-now-available-in-japan/" xlink:type="simple">http://aws.amazon.com/about-aws/whats-new/2012/02/29/dynamodb-now-available-in-japan/</text:a></text:p>
          </table:table-cell>
          <table:table-cell table:number-columns-repeated="1016"/>
        </table:table-row>
        <table:table-row table:style-name="ro1">
          <table:table-cell office:value-type="date" office:date-value="2012-03-07" calcext:value-type="date">
            <text:p>2012-03-07</text:p>
          </table:table-cell>
          <table:table-cell office:value-type="string" calcext:value-type="string">
            <text:p>dynamodb</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2/03/07/dynamodb-now-available-in-europe/" xlink:type="simple">http://aws.amazon.com/about-aws/whats-new/2012/03/07/dynamodb-now-available-in-europe/</text:a></text:p>
          </table:table-cell>
          <table:table-cell table:number-columns-repeated="1016"/>
        </table:table-row>
        <table:table-row table:style-name="ro1">
          <table:table-cell office:value-type="date" office:date-value="2012-03-15" calcext:value-type="date">
            <text:p>2012-03-15</text:p>
          </table:table-cell>
          <table:table-cell office:value-type="string" calcext:value-type="string">
            <text:p>storagegateway</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2/03/15/storage-gateway-now-available-in-south-america/" xlink:type="simple">http://aws.amazon.com/about-aws/whats-new/2012/03/15/storage-gateway-now-available-in-south-america/</text:a></text:p>
          </table:table-cell>
          <table:table-cell table:number-columns-repeated="1016"/>
        </table:table-row>
        <table:table-row table:style-name="ro3">
          <table:table-cell office:value-type="date" office:date-value="2012-04-11" calcext:value-type="date">
            <text:p>2012-04-11</text:p>
          </table:table-cell>
          <table:table-cell office:value-type="string" calcext:value-type="string">
            <text:p>cloudsearch</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2/04/11/aws-announces-cloudsearch/" xlink:type="simple">http://aws.amazon.com/about-aws/whats-new/2012/04/11/aws-announces-cloudsearch/</text:a></text:p>
            <text:p><text:a xlink:href="http://aws.amazon.com/blogs/aws/amazon-cloudsearch-start-searching-in-one-hour/" xlink:type="simple">http://aws.amazon.com/blogs/aws/amazon-cloudsearch-start-searching-in-one-hour/</text:a> mentions that ”It exists within a particular Availability Zone of a single AWS Region (initially US East).”</text:p>
          </table:table-cell>
          <table:table-cell table:number-columns-repeated="1016"/>
        </table:table-row>
        <table:table-row table:style-name="ro1">
          <table:table-cell office:value-type="date" office:date-value="2012-04-23" calcext:value-type="date">
            <text:p>2012-04-23</text:p>
          </table:table-cell>
          <table:table-cell office:value-type="string" calcext:value-type="string">
            <text:p>elasticbeanstalk</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2/04/23/aws-elastic-beanstalk-now-available-in-the-asia-pacific-tokyo-region/" xlink:type="simple">http://aws.amazon.com/about-aws/whats-new/2012/04/23/aws-elastic-beanstalk-now-available-in-the-asia-pacific-tokyo-region/</text:a></text:p>
          </table:table-cell>
          <table:table-cell table:number-columns-repeated="1016"/>
        </table:table-row>
        <table:table-row table:style-name="ro1">
          <table:table-cell office:value-type="date" office:date-value="2012-04-24" calcext:value-type="date">
            <text:p>2012-04-24</text:p>
          </table:table-cell>
          <table:table-cell office:value-type="string" calcext:value-type="string">
            <text:p>dynamodb</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2/04/24/dynamodb-now-available-in-three-additional-regions/" xlink:type="simple">http://aws.amazon.com/about-aws/whats-new/2012/04/24/dynamodb-now-available-in-three-additional-regions/</text:a></text:p>
          </table:table-cell>
          <table:table-cell table:number-columns-repeated="1016"/>
        </table:table-row>
        <table:table-row table:style-name="ro1">
          <table:table-cell office:value-type="date" office:date-value="2012-04-24" calcext:value-type="date">
            <text:p>2012-04-24</text:p>
          </table:table-cell>
          <table:table-cell office:value-type="string" calcext:value-type="string">
            <text:p>dynamodb</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2/04/24/dynamodb-now-available-in-three-additional-regions/" xlink:type="simple">http://aws.amazon.com/about-aws/whats-new/2012/04/24/dynamodb-now-available-in-three-additional-regions/</text:a></text:p>
          </table:table-cell>
          <table:table-cell table:number-columns-repeated="1016"/>
        </table:table-row>
        <table:table-row table:style-name="ro1">
          <table:table-cell office:value-type="date" office:date-value="2012-04-24" calcext:value-type="date">
            <text:p>2012-04-24</text:p>
          </table:table-cell>
          <table:table-cell office:value-type="string" calcext:value-type="string">
            <text:p>dynamodb</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2/04/24/dynamodb-now-available-in-three-additional-regions/" xlink:type="simple">http://aws.amazon.com/about-aws/whats-new/2012/04/24/dynamodb-now-available-in-three-additional-regions/</text:a></text:p>
          </table:table-cell>
          <table:table-cell table:number-columns-repeated="1016"/>
        </table:table-row>
        <table:table-row table:style-name="ro1">
          <table:table-cell office:value-type="date" office:date-value="2012-05-16" calcext:value-type="date">
            <text:p>2012-05-16</text:p>
          </table:table-cell>
          <table:table-cell office:value-type="string" calcext:value-type="string">
            <text:p>elasticbeanstalk</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2/05/16/aws-elastic-beanstalk-now-available-in-the-eu-ireland-region/" xlink:type="simple">http://aws.amazon.com/about-aws/whats-new/2012/05/16/aws-elastic-beanstalk-now-available-in-the-eu-ireland-region/</text:a></text:p>
          </table:table-cell>
          <table:table-cell table:number-columns-repeated="1016"/>
        </table:table-row>
        <table:table-row table:style-name="ro1">
          <table:table-cell office:value-type="date" office:date-value="2012-07-10" calcext:value-type="date">
            <text:p>2012-07-10</text:p>
          </table:table-cell>
          <table:table-cell office:value-type="string" calcext:value-type="string">
            <text:p>elasticbeanstalk</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2/07/10/aws-elastic-beanstalk-now-available-in-us-west-oregon-and-us-west-northern-california/" xlink:type="simple">http://aws.amazon.com/about-aws/whats-new/2012/07/10/aws-elastic-beanstalk-now-available-in-us-west-oregon-and-us-west-northern-california/</text:a></text:p>
          </table:table-cell>
          <table:table-cell table:number-columns-repeated="1016"/>
        </table:table-row>
        <table:table-row table:style-name="ro1">
          <table:table-cell office:value-type="date" office:date-value="2012-07-10" calcext:value-type="date">
            <text:p>2012-07-10</text:p>
          </table:table-cell>
          <table:table-cell office:value-type="string" calcext:value-type="string">
            <text:p>elasticbeanstalk</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2/07/10/aws-elastic-beanstalk-now-available-in-us-west-oregon-and-us-west-northern-california/" xlink:type="simple">http://aws.amazon.com/about-aws/whats-new/2012/07/10/aws-elastic-beanstalk-now-available-in-us-west-oregon-and-us-west-northern-california/</text:a></text:p>
          </table:table-cell>
          <table:table-cell table:number-columns-repeated="1016"/>
        </table:table-row>
        <table:table-row table:style-name="ro1">
          <table:table-cell office:value-type="date" office:date-value="2012-08-13" calcext:value-type="date">
            <text:p>2012-08-13</text:p>
          </table:table-cell>
          <table:table-cell office:value-type="string" calcext:value-type="string">
            <text:p>directconnect</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2/08/13/AWS-Direct-Connect-Console/" xlink:type="simple">http://aws.amazon.com/about-aws/whats-new/2012/08/13/AWS-Direct-Connect-Console/</text:a></text:p>
          </table:table-cell>
          <table:table-cell table:number-columns-repeated="1016"/>
        </table:table-row>
        <table:table-row table:style-name="ro1">
          <table:table-cell office:value-type="date" office:date-value="2012-08-20" calcext:value-type="date">
            <text:p>2012-08-20</text:p>
          </table:table-cell>
          <table:table-cell office:value-type="string" calcext:value-type="string">
            <text:p>glacier</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2/08/20/announcing-amazon-glacier/" xlink:type="simple">http://aws.amazon.com/about-aws/whats-new/2012/08/20/announcing-amazon-glacier/</text:a></text:p>
          </table:table-cell>
          <table:table-cell table:number-columns-repeated="1016"/>
        </table:table-row>
        <table:table-row table:style-name="ro1">
          <table:table-cell office:value-type="date" office:date-value="2012-08-20" calcext:value-type="date">
            <text:p>2012-08-20</text:p>
          </table:table-cell>
          <table:table-cell office:value-type="string" calcext:value-type="string">
            <text:p>glacier</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2/08/20/announcing-amazon-glacier/" xlink:type="simple">http://aws.amazon.com/about-aws/whats-new/2012/08/20/announcing-amazon-glacier/</text:a></text:p>
          </table:table-cell>
          <table:table-cell table:number-columns-repeated="1016"/>
        </table:table-row>
        <table:table-row table:style-name="ro1">
          <table:table-cell office:value-type="date" office:date-value="2012-08-20" calcext:value-type="date">
            <text:p>2012-08-20</text:p>
          </table:table-cell>
          <table:table-cell office:value-type="string" calcext:value-type="string">
            <text:p>glacier</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2/08/20/announcing-amazon-glacier/" xlink:type="simple">http://aws.amazon.com/about-aws/whats-new/2012/08/20/announcing-amazon-glacier/</text:a></text:p>
          </table:table-cell>
          <table:table-cell table:number-columns-repeated="1016"/>
        </table:table-row>
        <table:table-row table:style-name="ro1">
          <table:table-cell office:value-type="date" office:date-value="2012-08-20" calcext:value-type="date">
            <text:p>2012-08-20</text:p>
          </table:table-cell>
          <table:table-cell office:value-type="string" calcext:value-type="string">
            <text:p>glacier</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2/08/20/announcing-amazon-glacier/" xlink:type="simple">http://aws.amazon.com/about-aws/whats-new/2012/08/20/announcing-amazon-glacier/</text:a></text:p>
          </table:table-cell>
          <table:table-cell table:number-columns-repeated="1016"/>
        </table:table-row>
        <table:table-row table:style-name="ro1">
          <table:table-cell office:value-type="date" office:date-value="2012-08-20" calcext:value-type="date">
            <text:p>2012-08-20</text:p>
          </table:table-cell>
          <table:table-cell office:value-type="string" calcext:value-type="string">
            <text:p>glacier</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2/08/20/announcing-amazon-glacier/" xlink:type="simple">http://aws.amazon.com/about-aws/whats-new/2012/08/20/announcing-amazon-glacier/</text:a></text:p>
          </table:table-cell>
          <table:table-cell table:number-columns-repeated="1016"/>
        </table:table-row>
        <table:table-row table:style-name="ro1">
          <table:table-cell office:value-type="date" office:date-value="2012-09-04" calcext:value-type="date">
            <text:p>2012-09-04</text:p>
          </table:table-cell>
          <table:table-cell office:value-type="string" calcext:value-type="string">
            <text:p>elasticbeanstalk</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2/09/04/aws-elastic-beanstalk-now-available-in-the-asia-pacific-singapore-region/" xlink:type="simple">http://aws.amazon.com/about-aws/whats-new/2012/09/04/aws-elastic-beanstalk-now-available-in-the-asia-pacific-singapore-region/</text:a></text:p>
          </table:table-cell>
          <table:table-cell table:number-columns-repeated="1016"/>
        </table:table-row>
        <table:table-row table:style-name="ro1">
          <table:table-cell office:value-type="date" office:date-value="2012-10-09" calcext:value-type="date">
            <text:p>2012-10-09</text:p>
          </table:table-cell>
          <table:table-cell office:value-type="string" calcext:value-type="string">
            <text:p>sns</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2/10/09/AWS-GovCloud-US-Region-Announces-New-Features-and-Services/" xlink:type="simple">http://aws.amazon.com/about-aws/whats-new/2012/10/09/AWS-GovCloud-US-Region-Announces-New-Features-and-Services/</text:a></text:p>
          </table:table-cell>
          <table:table-cell table:number-columns-repeated="1016"/>
        </table:table-row>
        <table:table-row table:style-name="ro1">
          <table:table-cell office:value-type="date" office:date-value="2012-10-09" calcext:value-type="date">
            <text:p>2012-10-09</text:p>
          </table:table-cell>
          <table:table-cell office:value-type="string" calcext:value-type="string">
            <text:p>sqs</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2/10/09/AWS-GovCloud-US-Region-Announces-New-Features-and-Services/" xlink:type="simple">http://aws.amazon.com/about-aws/whats-new/2012/10/09/AWS-GovCloud-US-Region-Announces-New-Features-and-Services/</text:a></text:p>
          </table:table-cell>
          <table:table-cell table:number-columns-repeated="1016"/>
        </table:table-row>
        <table:table-row table:style-name="ro1">
          <table:table-cell office:value-type="date" office:date-value="2012-10-09" calcext:value-type="date">
            <text:p>2012-10-09</text:p>
          </table:table-cell>
          <table:table-cell office:value-type="string" calcext:value-type="string">
            <text:p>cloudwatch</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2/10/09/AWS-GovCloud-US-Region-Announces-New-Features-and-Services/" xlink:type="simple">http://aws.amazon.com/about-aws/whats-new/2012/10/09/AWS-GovCloud-US-Region-Announces-New-Features-and-Services/</text:a></text:p>
          </table:table-cell>
          <table:table-cell table:number-columns-repeated="1016"/>
        </table:table-row>
        <table:table-row table:style-name="ro2">
          <table:table-cell office:value-type="date" office:date-value="2012-10-09" calcext:value-type="date">
            <text:p>2012-10-09</text:p>
          </table:table-cell>
          <table:table-cell office:value-type="string" calcext:value-type="string">
            <text:p>ebs</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2/10/09/AWS-GovCloud-US-Region-Announces-New-Features-and-Services/" xlink:type="simple">http://aws.amazon.com/about-aws/whats-new/2012/10/09/AWS-GovCloud-US-Region-Announces-New-Features-and-Services/</text:a></text:p>
            <text:p><text:a xlink:href="https://web.archive.org/web/20110829061954/http://aws.amazon.com/govcloud-us/" xlink:type="simple">https://web.archive.org/web/20110829061954/http://aws.amazon.com/govcloud-us/</text:a> </text:p>
          </table:table-cell>
          <table:table-cell table:number-columns-repeated="1016"/>
        </table:table-row>
        <table:table-row table:style-name="ro1">
          <table:table-cell office:value-type="date" office:date-value="2012-10-09" calcext:value-type="date">
            <text:p>2012-10-09</text:p>
          </table:table-cell>
          <table:table-cell office:value-type="string" calcext:value-type="string">
            <text:p>autoscaling</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2/10/09/AWS-GovCloud-US-Region-Announces-New-Features-and-Services/" xlink:type="simple">http://aws.amazon.com/about-aws/whats-new/2012/10/09/AWS-GovCloud-US-Region-Announces-New-Features-and-Services/</text:a></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ec2</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cloudwatch</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vpc</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s3</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ebs</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sqs</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sns</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elb</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dynamodb</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rds</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emr</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cloudformation</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elasticbeanstalk</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storagegateway</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simpledb</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3">
          <table:table-cell office:value-type="date" office:date-value="2012-11-12" calcext:value-type="date">
            <text:p>2012-11-12</text:p>
          </table:table-cell>
          <table:table-cell office:value-type="string" calcext:value-type="string">
            <text:p>directconnect</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30112131957/http://aws.amazon.com/about-aws/globalinfrastructure/regional-product-services/" xlink:type="simple">https://web.archive.org/web/20130112131957/http://aws.amazon.com/about-aws/globalinfrastructure/regional-product-services/</text:a> (from 2013-01-12) for services.</text:p>
          </table:table-cell>
          <table:table-cell table:number-columns-repeated="1016"/>
        </table:table-row>
        <table:table-row table:style-name="ro6">
          <table:table-cell office:value-type="date" office:date-value="2012-11-12" calcext:value-type="date">
            <text:p>2012-11-12</text:p>
          </table:table-cell>
          <table:table-cell office:value-type="string" calcext:value-type="string">
            <text:p>autoscaling</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2/11/12/announcing-the-aws-asia-pacific-sydney-region/" xlink:type="simple">http://aws.amazon.com/about-aws/whats-new/2012/11/12/announcing-the-aws-asia-pacific-sydney-region/</text:a></text:p>
            <text:p><text:a xlink:href="https://web.archive.org/web/20121112115244/http://aws.amazon.com/about-aws/globalinfrastructure/regional-product-services/" xlink:type="simple">https://web.archive.org/web/20121112115244/http://aws.amazon.com/about-aws/globalinfrastructure/regional-product-services/</text:a> shows auto scaling in Sydney, so assuming launched with it.</text:p>
            <text:p/>
          </table:table-cell>
          <table:table-cell table:number-columns-repeated="1016"/>
        </table:table-row>
        <table:table-row table:style-name="ro1">
          <table:table-cell office:value-type="date" office:date-value="2012-11-20" calcext:value-type="date">
            <text:p>2012-11-20</text:p>
          </table:table-cell>
          <table:table-cell office:value-type="string" calcext:value-type="string">
            <text:p>dynamodb</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2/11/20/dynamodb-now-available-in-south-america/" xlink:type="simple">http://aws.amazon.com/about-aws/whats-new/2012/11/20/dynamodb-now-available-in-south-america/</text:a></text:p>
          </table:table-cell>
          <table:table-cell table:number-columns-repeated="1016"/>
        </table:table-row>
        <table:table-row table:style-name="ro3">
          <table:table-cell office:value-type="date" office:date-value="2012-11-28" calcext:value-type="date">
            <text:p>2012-11-28</text:p>
          </table:table-cell>
          <table:table-cell office:value-type="string" calcext:value-type="string">
            <text:p>redshift</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2/11/28/announcing-amazon-redshift/" xlink:type="simple">http://aws.amazon.com/about-aws/whats-new/2012/11/28/announcing-amazon-redshift/</text:a></text:p>
            <text:p><text:a xlink:href="https://web.archive.org/web/20130307224330/http://aws.amazon.com/about-aws/globalinfrastructure/regional-product-services/" xlink:type="simple">https://web.archive.org/web/20130307224330/http://aws.amazon.com/about-aws/globalinfrastructure/regional-product-services/</text:a> <text:s/>(from 2013-03-07) shows redshift available only in us-east-1.</text:p>
          </table:table-cell>
          <table:table-cell table:number-columns-repeated="1016"/>
        </table:table-row>
        <table:table-row table:style-name="ro1">
          <table:table-cell office:value-type="date" office:date-value="2012-12-03" calcext:value-type="date">
            <text:p>2012-12-03</text:p>
          </table:table-cell>
          <table:table-cell office:value-type="string" calcext:value-type="string">
            <text:p>dynamodb</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2/12/03/AWS-GovCloud-US-Region-Announces-Amazon-DynamoDB/" xlink:type="simple">http://aws.amazon.com/about-aws/whats-new/2012/12/03/AWS-GovCloud-US-Region-Announces-Amazon-DynamoDB/</text:a></text:p>
          </table:table-cell>
          <table:table-cell table:number-columns-repeated="1016"/>
        </table:table-row>
        <table:table-row table:style-name="ro1">
          <table:table-cell office:value-type="date" office:date-value="2012-12-06" calcext:value-type="date">
            <text:p>2012-12-06</text:p>
          </table:table-cell>
          <table:table-cell office:value-type="string" calcext:value-type="string">
            <text:p>elasticbeanstalk</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2/12/06/announcing-three-new-additions-to-sao-paulo-region/" xlink:type="simple">http://aws.amazon.com/about-aws/whats-new/2012/12/06/announcing-three-new-additions-to-sao-paulo-region/</text:a></text:p>
          </table:table-cell>
          <table:table-cell table:number-columns-repeated="1016"/>
        </table:table-row>
        <table:table-row table:style-name="ro6">
          <table:table-cell office:value-type="date" office:date-value="2012-12-20" calcext:value-type="date">
            <text:p>2012-12-20</text:p>
          </table:table-cell>
          <table:table-cell office:value-type="string" calcext:value-type="string">
            <text:p>datapipeline</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2/12/20/announcing-aws-data-pipeline/" xlink:type="simple">http://aws.amazon.com/about-aws/whats-new/2012/12/20/announcing-aws-data-pipeline/</text:a></text:p>
            <text:p><text:a xlink:href="http://aws.amazon.com/about-aws/whats-new/2014/02/20/aws-data-pipeline-now-available-in-four-new-regions/" xlink:type="simple">http://aws.amazon.com/about-aws/whats-new/2014/02/20/aws-data-pipeline-now-available-in-four-new-regions/</text:a> (from 2014-02-20) implies that us-east-1 was the only one prior to that date for datapipeline.</text:p>
            <text:p/>
          </table:table-cell>
          <table:table-cell table:number-columns-repeated="1016"/>
        </table:table-row>
        <table:table-row table:style-name="ro1">
          <table:table-cell office:value-type="date" office:date-value="2012-12-21" calcext:value-type="date">
            <text:p>2012-12-21</text:p>
          </table:table-cell>
          <table:table-cell office:value-type="string" calcext:value-type="string">
            <text:p>rds</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2/12/21/aws-govcloud-us-region-announces-amazon-rds/" xlink:type="simple">http://aws.amazon.com/about-aws/whats-new/2012/12/21/aws-govcloud-us-region-announces-amazon-rds/</text:a></text:p>
          </table:table-cell>
          <table:table-cell table:number-columns-repeated="1016"/>
        </table:table-row>
        <table:table-row table:style-name="ro4">
          <table:table-cell office:value-type="date" office:date-value="2013-01-28" calcext:value-type="date">
            <text:p>2013-01-28</text:p>
          </table:table-cell>
          <table:table-cell office:value-type="string" calcext:value-type="string">
            <text:p>elastictranscoder</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3/01/28/announcing-amazon-elastic-transcoder/" xlink:type="simple">http://aws.amazon.com/about-aws/whats-new/2013/01/28/announcing-amazon-elastic-transcoder/</text:a></text:p>
            <text:p><text:a xlink:href="https://web.archive.org/web/20130307224330/http://aws.amazon.com/about-aws/globalinfrastructure/regional-product-services/" xlink:type="simple">https://web.archive.org/web/20130307224330/http://aws.amazon.com/about-aws/globalinfrastructure/regional-product-services/</text:a> (from 2013-03-07) and <text:a xlink:href="https://web.archive.org/web/20130205045250/http://aws.amazon.com/elastictranscoder/faqs/" xlink:type="simple">https://web.archive.org/web/20130205045250/http://aws.amazon.com/elastictranscoder/faqs/</text:a> (2013-02-05) list us-east-1, us-west-2, us-west-1, eu-west-1, ap-southeast-1, ap-northeast-1.</text:p>
          </table:table-cell>
          <table:table-cell table:number-columns-repeated="1016"/>
        </table:table-row>
        <table:table-row table:style-name="ro4">
          <table:table-cell office:value-type="date" office:date-value="2013-01-28" calcext:value-type="date">
            <text:p>2013-01-28</text:p>
          </table:table-cell>
          <table:table-cell office:value-type="string" calcext:value-type="string">
            <text:p>elastictranscoder</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3/01/28/announcing-amazon-elastic-transcoder/" xlink:type="simple">http://aws.amazon.com/about-aws/whats-new/2013/01/28/announcing-amazon-elastic-transcoder/</text:a></text:p>
            <text:p><text:a xlink:href="https://web.archive.org/web/20130307224330/http://aws.amazon.com/about-aws/globalinfrastructure/regional-product-services/" xlink:type="simple">https://web.archive.org/web/20130307224330/http://aws.amazon.com/about-aws/globalinfrastructure/regional-product-services/</text:a> (from 2013-03-07) and <text:a xlink:href="https://web.archive.org/web/20130205045250/http://aws.amazon.com/elastictranscoder/faqs/" xlink:type="simple">https://web.archive.org/web/20130205045250/http://aws.amazon.com/elastictranscoder/faqs/</text:a> (2013-02-05) list us-east-1, us-west-2, us-west-1, eu-west-1, ap-southeast-1, ap-northeast-1.</text:p>
          </table:table-cell>
          <table:table-cell table:number-columns-repeated="1016"/>
        </table:table-row>
        <table:table-row table:style-name="ro4">
          <table:table-cell office:value-type="date" office:date-value="2013-01-28" calcext:value-type="date">
            <text:p>2013-01-28</text:p>
          </table:table-cell>
          <table:table-cell office:value-type="string" calcext:value-type="string">
            <text:p>elastictranscoder</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3/01/28/announcing-amazon-elastic-transcoder/" xlink:type="simple">http://aws.amazon.com/about-aws/whats-new/2013/01/28/announcing-amazon-elastic-transcoder/</text:a></text:p>
            <text:p><text:a xlink:href="https://web.archive.org/web/20130307224330/http://aws.amazon.com/about-aws/globalinfrastructure/regional-product-services/" xlink:type="simple">https://web.archive.org/web/20130307224330/http://aws.amazon.com/about-aws/globalinfrastructure/regional-product-services/</text:a> (from 2013-03-07) and <text:a xlink:href="https://web.archive.org/web/20130205045250/http://aws.amazon.com/elastictranscoder/faqs/" xlink:type="simple">https://web.archive.org/web/20130205045250/http://aws.amazon.com/elastictranscoder/faqs/</text:a> (2013-02-05) list us-east-1, us-west-2, us-west-1, eu-west-1, ap-southeast-1, ap-northeast-1.</text:p>
          </table:table-cell>
          <table:table-cell table:number-columns-repeated="1016"/>
        </table:table-row>
        <table:table-row table:style-name="ro4">
          <table:table-cell office:value-type="date" office:date-value="2013-01-28" calcext:value-type="date">
            <text:p>2013-01-28</text:p>
          </table:table-cell>
          <table:table-cell office:value-type="string" calcext:value-type="string">
            <text:p>elastictranscoder</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3/01/28/announcing-amazon-elastic-transcoder/" xlink:type="simple">http://aws.amazon.com/about-aws/whats-new/2013/01/28/announcing-amazon-elastic-transcoder/</text:a></text:p>
            <text:p><text:a xlink:href="https://web.archive.org/web/20130307224330/http://aws.amazon.com/about-aws/globalinfrastructure/regional-product-services/" xlink:type="simple">https://web.archive.org/web/20130307224330/http://aws.amazon.com/about-aws/globalinfrastructure/regional-product-services/</text:a> (from 2013-03-07) and <text:a xlink:href="https://web.archive.org/web/20130205045250/http://aws.amazon.com/elastictranscoder/faqs/" xlink:type="simple">https://web.archive.org/web/20130205045250/http://aws.amazon.com/elastictranscoder/faqs/</text:a> (2013-02-05) list us-east-1, us-west-2, us-west-1, eu-west-1, ap-southeast-1, ap-northeast-1.</text:p>
          </table:table-cell>
          <table:table-cell table:number-columns-repeated="1016"/>
        </table:table-row>
        <table:table-row table:style-name="ro4">
          <table:table-cell office:value-type="date" office:date-value="2013-01-28" calcext:value-type="date">
            <text:p>2013-01-28</text:p>
          </table:table-cell>
          <table:table-cell office:value-type="string" calcext:value-type="string">
            <text:p>elastictranscoder</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3/01/28/announcing-amazon-elastic-transcoder/" xlink:type="simple">http://aws.amazon.com/about-aws/whats-new/2013/01/28/announcing-amazon-elastic-transcoder/</text:a></text:p>
            <text:p><text:a xlink:href="https://web.archive.org/web/20130307224330/http://aws.amazon.com/about-aws/globalinfrastructure/regional-product-services/" xlink:type="simple">https://web.archive.org/web/20130307224330/http://aws.amazon.com/about-aws/globalinfrastructure/regional-product-services/</text:a> (from 2013-03-07) and <text:a xlink:href="https://web.archive.org/web/20130205045250/http://aws.amazon.com/elastictranscoder/faqs/" xlink:type="simple">https://web.archive.org/web/20130205045250/http://aws.amazon.com/elastictranscoder/faqs/</text:a> (2013-02-05) list us-east-1, us-west-2, us-west-1, eu-west-1, ap-southeast-1, ap-northeast-1.</text:p>
          </table:table-cell>
          <table:table-cell table:number-columns-repeated="1016"/>
        </table:table-row>
        <table:table-row table:style-name="ro4">
          <table:table-cell office:value-type="date" office:date-value="2013-01-28" calcext:value-type="date">
            <text:p>2013-01-28</text:p>
          </table:table-cell>
          <table:table-cell office:value-type="string" calcext:value-type="string">
            <text:p>elastictranscoder</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3/01/28/announcing-amazon-elastic-transcoder/" xlink:type="simple">http://aws.amazon.com/about-aws/whats-new/2013/01/28/announcing-amazon-elastic-transcoder/</text:a></text:p>
            <text:p><text:a xlink:href="https://web.archive.org/web/20130307224330/http://aws.amazon.com/about-aws/globalinfrastructure/regional-product-services/" xlink:type="simple">https://web.archive.org/web/20130307224330/http://aws.amazon.com/about-aws/globalinfrastructure/regional-product-services/</text:a> (from 2013-03-07) and <text:a xlink:href="https://web.archive.org/web/20130205045250/http://aws.amazon.com/elastictranscoder/faqs/" xlink:type="simple">https://web.archive.org/web/20130205045250/http://aws.amazon.com/elastictranscoder/faqs/</text:a> (2013-02-05) list us-east-1, us-west-2, us-west-1, eu-west-1, ap-southeast-1, ap-northeast-1.</text:p>
          </table:table-cell>
          <table:table-cell table:number-columns-repeated="1016"/>
        </table:table-row>
        <table:table-row table:style-name="ro1">
          <table:table-cell office:value-type="date" office:date-value="2013-01-30" calcext:value-type="date">
            <text:p>2013-01-30</text:p>
          </table:table-cell>
          <table:table-cell office:value-type="string" calcext:value-type="string">
            <text:p>swf</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3/01/30/amazon-swf-in-seven-additional-regions-and-extends-IAM-Support/" xlink:type="simple">http://aws.amazon.com/about-aws/whats-new/2013/01/30/amazon-swf-in-seven-additional-regions-and-extends-IAM-Support/</text:a></text:p>
          </table:table-cell>
          <table:table-cell table:number-columns-repeated="1016"/>
        </table:table-row>
        <table:table-row table:style-name="ro1">
          <table:table-cell office:value-type="date" office:date-value="2013-01-30" calcext:value-type="date">
            <text:p>2013-01-30</text:p>
          </table:table-cell>
          <table:table-cell office:value-type="string" calcext:value-type="string">
            <text:p>swf</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3/01/30/amazon-swf-in-seven-additional-regions-and-extends-IAM-Support/" xlink:type="simple">http://aws.amazon.com/about-aws/whats-new/2013/01/30/amazon-swf-in-seven-additional-regions-and-extends-IAM-Support/</text:a></text:p>
          </table:table-cell>
          <table:table-cell table:number-columns-repeated="1016"/>
        </table:table-row>
        <table:table-row table:style-name="ro1">
          <table:table-cell office:value-type="date" office:date-value="2013-01-30" calcext:value-type="date">
            <text:p>2013-01-30</text:p>
          </table:table-cell>
          <table:table-cell office:value-type="string" calcext:value-type="string">
            <text:p>swf</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3/01/30/amazon-swf-in-seven-additional-regions-and-extends-IAM-Support/" xlink:type="simple">http://aws.amazon.com/about-aws/whats-new/2013/01/30/amazon-swf-in-seven-additional-regions-and-extends-IAM-Support/</text:a></text:p>
          </table:table-cell>
          <table:table-cell table:number-columns-repeated="1016"/>
        </table:table-row>
        <table:table-row table:style-name="ro1">
          <table:table-cell office:value-type="date" office:date-value="2013-01-30" calcext:value-type="date">
            <text:p>2013-01-30</text:p>
          </table:table-cell>
          <table:table-cell office:value-type="string" calcext:value-type="string">
            <text:p>swf</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3/01/30/amazon-swf-in-seven-additional-regions-and-extends-IAM-Support/" xlink:type="simple">http://aws.amazon.com/about-aws/whats-new/2013/01/30/amazon-swf-in-seven-additional-regions-and-extends-IAM-Support/</text:a></text:p>
          </table:table-cell>
          <table:table-cell table:number-columns-repeated="1016"/>
        </table:table-row>
        <table:table-row table:style-name="ro1">
          <table:table-cell office:value-type="date" office:date-value="2013-01-30" calcext:value-type="date">
            <text:p>2013-01-30</text:p>
          </table:table-cell>
          <table:table-cell office:value-type="string" calcext:value-type="string">
            <text:p>swf</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about-aws/whats-new/2013/01/30/amazon-swf-in-seven-additional-regions-and-extends-IAM-Support/" xlink:type="simple">http://aws.amazon.com/about-aws/whats-new/2013/01/30/amazon-swf-in-seven-additional-regions-and-extends-IAM-Support/</text:a></text:p>
          </table:table-cell>
          <table:table-cell table:number-columns-repeated="1016"/>
        </table:table-row>
        <table:table-row table:style-name="ro1">
          <table:table-cell office:value-type="date" office:date-value="2013-01-30" calcext:value-type="date">
            <text:p>2013-01-30</text:p>
          </table:table-cell>
          <table:table-cell office:value-type="string" calcext:value-type="string">
            <text:p>swf</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3/01/30/amazon-swf-in-seven-additional-regions-and-extends-IAM-Support/" xlink:type="simple">http://aws.amazon.com/about-aws/whats-new/2013/01/30/amazon-swf-in-seven-additional-regions-and-extends-IAM-Support/</text:a></text:p>
          </table:table-cell>
          <table:table-cell table:number-columns-repeated="1016"/>
        </table:table-row>
        <table:table-row table:style-name="ro1">
          <table:table-cell office:value-type="date" office:date-value="2013-01-30" calcext:value-type="date">
            <text:p>2013-01-30</text:p>
          </table:table-cell>
          <table:table-cell office:value-type="string" calcext:value-type="string">
            <text:p>swf</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3/01/30/amazon-swf-in-seven-additional-regions-and-extends-IAM-Support/" xlink:type="simple">http://aws.amazon.com/about-aws/whats-new/2013/01/30/amazon-swf-in-seven-additional-regions-and-extends-IAM-Support/</text:a></text:p>
          </table:table-cell>
          <table:table-cell table:number-columns-repeated="1016"/>
        </table:table-row>
        <table:table-row table:style-name="ro11">
          <table:table-cell office:value-type="date" office:date-value="2013-02-15" calcext:value-type="date">
            <text:p>2013-02-15</text:p>
          </table:table-cell>
          <table:table-cell office:value-type="string" calcext:value-type="string">
            <text:p>cloudsearch</text:p>
          </table:table-cell>
          <table:table-cell office:value-type="string" calcext:value-type="string">
            <text:p>eu-west-1</text:p>
          </table:table-cell>
          <table:table-cell office:value-type="float" office:value="0" calcext:value-type="float">
            <text:p>0</text:p>
          </table:table-cell>
          <table:table-cell office:value-type="string" calcext:value-type="string">
            <text:p><text:a xlink:href="http://aws.amazon.com/about-aws/whats-new/2013/02/27/amazon-cloudsearch-now-available-in-three-additional-regions-worldwide/" xlink:type="simple">http://aws.amazon.com/about-aws/whats-new/2013/02/27/amazon-cloudsearch-now-available-in-three-additional-regions-worldwide/</text:a> mentions ”These new Regions join the US East (Northern Virginia) Region, and the recently added EU (Ireland) Region”, yet after the original annoouncement on 2012-11-04 no explicit announcement about eu-west-1 was made.</text:p>
            <text:p><text:a xlink:href="https://forums.aws.amazon.com/thread.jspa?messageID=368820&amp;#368820" xlink:type="simple">https://forums.aws.amazon.com/thread.jspa?messageID=368820&amp;#368820</text:a> (2012-08-01) explicitly states that cloudsearch is not yet available in EU, and <text:a xlink:href="https://forums.aws.amazon.com/thread.jspa?threadID=116918&amp;tstart=400" xlink:type="simple">https://forums.aws.amazon.com/thread.jspa?threadID=116918&amp;tstart=400</text:a> (2013-02-15) mentions cloudsearch being used in EU region. Picking 2013-02-15 as the earliest confirmed availability for cloudsearch in EU region.</text:p>
            <text:p/>
          </table:table-cell>
          <table:table-cell table:number-columns-repeated="1016"/>
        </table:table-row>
        <table:table-row table:style-name="ro8">
          <table:table-cell office:value-type="date" office:date-value="2013-02-18" calcext:value-type="date">
            <text:p>2013-02-18</text:p>
          </table:table-cell>
          <table:table-cell office:value-type="string" calcext:value-type="string">
            <text:p>opsworks</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s://aws.amazon.com/about-aws/whats-new/2013/02/18/announcing-aws-opsworks/" xlink:type="simple">https://aws.amazon.com/about-aws/whats-new/2013/02/18/announcing-aws-opsworks/</text:a></text:p>
            <text:p><text:a xlink:href="https://web.archive.org/web/20140620185223/http://aws.amazon.com/opsworks/faqs/" xlink:type="simple">https://web.archive.org/web/20140620185223/http://aws.amazon.com/opsworks/faqs/</text:a></text:p>
            <text:p>Note: Although opsworks can launch into any region, it itself is run <text:span text:style-name="T1">from</text:span> us-east-1. See the FAQ: ”You can configure OpsWorks instances to be launched in any AWS region except GovCloud. OpsWorks itself runs in US East (Northern Virginia) and provides access to all of your OpsWorks applications, no matter where they’re running.”</text:p>
          </table:table-cell>
          <table:table-cell table:number-columns-repeated="1016"/>
        </table:table-row>
        <table:table-row table:style-name="ro2">
          <table:table-cell office:value-type="date" office:date-value="2013-02-27" calcext:value-type="date">
            <text:p>2013-02-27</text:p>
          </table:table-cell>
          <table:table-cell office:value-type="string" calcext:value-type="string">
            <text:p>cloudsearch</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3/02/27/amazon-cloudsearch-now-available-in-three-additional-regions-worldwide/" xlink:type="simple">http://aws.amazon.com/about-aws/whats-new/2013/02/27/amazon-cloudsearch-now-available-in-three-additional-regions-worldwide/</text:a> </text:p>
          </table:table-cell>
          <table:table-cell table:number-columns-repeated="1016"/>
        </table:table-row>
        <table:table-row table:style-name="ro2">
          <table:table-cell office:value-type="date" office:date-value="2013-02-27" calcext:value-type="date">
            <text:p>2013-02-27</text:p>
          </table:table-cell>
          <table:table-cell office:value-type="string" calcext:value-type="string">
            <text:p>cloudsearch</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aws.amazon.com/about-aws/whats-new/2013/02/27/amazon-cloudsearch-now-available-in-three-additional-regions-worldwide/" xlink:type="simple">http://aws.amazon.com/about-aws/whats-new/2013/02/27/amazon-cloudsearch-now-available-in-three-additional-regions-worldwide/</text:a> </text:p>
          </table:table-cell>
          <table:table-cell table:number-columns-repeated="1016"/>
        </table:table-row>
        <table:table-row table:style-name="ro2">
          <table:table-cell office:value-type="date" office:date-value="2013-02-27" calcext:value-type="date">
            <text:p>2013-02-27</text:p>
          </table:table-cell>
          <table:table-cell office:value-type="string" calcext:value-type="string">
            <text:p>cloudsearch</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3/02/27/amazon-cloudsearch-now-available-in-three-additional-regions-worldwide/" xlink:type="simple">http://aws.amazon.com/about-aws/whats-new/2013/02/27/amazon-cloudsearch-now-available-in-three-additional-regions-worldwide/</text:a> </text:p>
          </table:table-cell>
          <table:table-cell table:number-columns-repeated="1016"/>
        </table:table-row>
        <table:table-row table:style-name="ro1">
          <table:table-cell office:value-type="date" office:date-value="2013-03-12" calcext:value-type="date">
            <text:p>2013-03-12</text:p>
          </table:table-cell>
          <table:table-cell office:value-type="string" calcext:value-type="string">
            <text:p>elasticache</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3/03/12/amazon-elasticache-announces-asia-pacific-sydney-availability/" xlink:type="simple">http://aws.amazon.com/about-aws/whats-new/2013/03/12/amazon-elasticache-announces-asia-pacific-sydney-availability/</text:a></text:p>
          </table:table-cell>
          <table:table-cell table:number-columns-repeated="1016"/>
        </table:table-row>
        <table:table-row table:style-name="ro1">
          <table:table-cell office:value-type="date" office:date-value="2013-03-18" calcext:value-type="date">
            <text:p>2013-03-18</text:p>
          </table:table-cell>
          <table:table-cell office:value-type="string" calcext:value-type="string">
            <text:p>swf</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3/03/18/aws-govcloud-us-region-announces-amazon-swf/" xlink:type="simple">http://aws.amazon.com/about-aws/whats-new/2013/03/18/aws-govcloud-us-region-announces-amazon-swf/</text:a></text:p>
          </table:table-cell>
          <table:table-cell table:number-columns-repeated="1016"/>
        </table:table-row>
        <table:table-row table:style-name="ro3">
          <table:table-cell office:value-type="date" office:date-value="2013-03-26" calcext:value-type="date">
            <text:p>2013-03-26</text:p>
          </table:table-cell>
          <table:table-cell office:value-type="string" calcext:value-type="string">
            <text:p>cloudhsm</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3/03/26/announcing-aws-cloudhsm/" xlink:type="simple">http://aws.amazon.com/about-aws/whats-new/2013/03/26/announcing-aws-cloudhsm/</text:a></text:p>
            <text:p><text:a xlink:href="https://web.archive.org/web/20130401055055/http://aws.amazon.com/cloudhsm/" xlink:type="simple">https://web.archive.org/web/20130401055055/http://aws.amazon.com/cloudhsm/</text:a> (2013-04-01) mentions availability only in us-east-1 and eu-west-1 regions.</text:p>
          </table:table-cell>
          <table:table-cell table:number-columns-repeated="1016"/>
        </table:table-row>
        <table:table-row table:style-name="ro3">
          <table:table-cell office:value-type="date" office:date-value="2013-03-26" calcext:value-type="date">
            <text:p>2013-03-26</text:p>
          </table:table-cell>
          <table:table-cell office:value-type="string" calcext:value-type="string">
            <text:p>cloudhsm</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3/03/26/announcing-aws-cloudhsm/" xlink:type="simple">http://aws.amazon.com/about-aws/whats-new/2013/03/26/announcing-aws-cloudhsm/</text:a></text:p>
            <text:p><text:a xlink:href="https://web.archive.org/web/20130401055055/http://aws.amazon.com/cloudhsm/" xlink:type="simple">https://web.archive.org/web/20130401055055/http://aws.amazon.com/cloudhsm/</text:a> (2013-04-01) mentions availability only in us-east-1 and eu-west-1 regions.</text:p>
          </table:table-cell>
          <table:table-cell table:number-columns-repeated="1016"/>
        </table:table-row>
        <table:table-row table:style-name="ro1">
          <table:table-cell office:value-type="date" office:date-value="2013-04-02" calcext:value-type="date">
            <text:p>2013-04-02</text:p>
          </table:table-cell>
          <table:table-cell office:value-type="string" calcext:value-type="string">
            <text:p>redshift</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3/04/02/amazon-redshift-amazon-ec2-hs1-8xl-now-in-oregon/" xlink:type="simple">http://aws.amazon.com/about-aws/whats-new/2013/04/02/amazon-redshift-amazon-ec2-hs1-8xl-now-in-oregon/</text:a></text:p>
          </table:table-cell>
          <table:table-cell table:number-columns-repeated="1016"/>
        </table:table-row>
        <table:table-row table:style-name="ro1">
          <table:table-cell office:value-type="date" office:date-value="2013-04-09" calcext:value-type="date">
            <text:p>2013-04-09</text:p>
          </table:table-cell>
          <table:table-cell office:value-type="string" calcext:value-type="string">
            <text:p>emr</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3/04/09/aws-govcloud-us-region-announces-amazon-emr/" xlink:type="simple">http://aws.amazon.com/about-aws/whats-new/2013/04/09/aws-govcloud-us-region-announces-amazon-emr/</text:a></text:p>
          </table:table-cell>
          <table:table-cell table:number-columns-repeated="1016"/>
        </table:table-row>
        <table:table-row table:style-name="ro1">
          <table:table-cell office:value-type="date" office:date-value="2013-04-22" calcext:value-type="date">
            <text:p>2013-04-22</text:p>
          </table:table-cell>
          <table:table-cell office:value-type="string" calcext:value-type="string">
            <text:p>redshift</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3/04/22/amazon-redshift-amazon-ec2-hs1-8xl-now-in-ireland/" xlink:type="simple">http://aws.amazon.com/about-aws/whats-new/2013/04/22/amazon-redshift-amazon-ec2-hs1-8xl-now-in-ireland/</text:a></text:p>
          </table:table-cell>
          <table:table-cell table:number-columns-repeated="1016"/>
        </table:table-row>
        <table:table-row table:style-name="ro1">
          <table:table-cell office:value-type="date" office:date-value="2013-05-08" calcext:value-type="date">
            <text:p>2013-05-08</text:p>
          </table:table-cell>
          <table:table-cell office:value-type="string" calcext:value-type="string">
            <text:p>directconnect</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3/05/08/aws-direct-connect-location-seattle-and-access-govcloud/" xlink:type="simple">http://aws.amazon.com/about-aws/whats-new/2013/05/08/aws-direct-connect-location-seattle-and-access-govcloud/</text:a></text:p>
          </table:table-cell>
          <table:table-cell table:number-columns-repeated="1016"/>
        </table:table-row>
        <table:table-row table:style-name="ro1">
          <table:table-cell office:value-type="date" office:date-value="2013-05-08" calcext:value-type="date">
            <text:p>2013-05-08</text:p>
          </table:table-cell>
          <table:table-cell office:value-type="string" calcext:value-type="string">
            <text:p>directconnect</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3/05/08/aws-direct-connect-location-seattle-and-access-govcloud/" xlink:type="simple">http://aws.amazon.com/about-aws/whats-new/2013/05/08/aws-direct-connect-location-seattle-and-access-govcloud/</text:a></text:p>
          </table:table-cell>
          <table:table-cell table:number-columns-repeated="1016"/>
        </table:table-row>
        <table:table-row table:style-name="ro1">
          <table:table-cell office:value-type="date" office:date-value="2013-06-04" calcext:value-type="date">
            <text:p>2013-06-04</text:p>
          </table:table-cell>
          <table:table-cell office:value-type="string" calcext:value-type="string">
            <text:p>redshift</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3/06/04/amazon-redshift-now-in-tokyo/" xlink:type="simple">http://aws.amazon.com/about-aws/whats-new/2013/06/04/amazon-redshift-now-in-tokyo/</text:a></text:p>
          </table:table-cell>
          <table:table-cell table:number-columns-repeated="1016"/>
        </table:table-row>
        <table:table-row table:style-name="ro1">
          <table:table-cell office:value-type="date" office:date-value="2013-08-28" calcext:value-type="date">
            <text:p>2013-08-28</text:p>
          </table:table-cell>
          <table:table-cell office:value-type="string" calcext:value-type="string">
            <text:p>cloudformation</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3/08/28/aws-cloudformation-now-available-in-aws-govcloud-us/" xlink:type="simple">http://aws.amazon.com/about-aws/whats-new/2013/08/28/aws-cloudformation-now-available-in-aws-govcloud-us/</text:a></text:p>
          </table:table-cell>
          <table:table-cell table:number-columns-repeated="1016"/>
        </table:table-row>
        <table:table-row table:style-name="ro1">
          <table:table-cell office:value-type="date" office:date-value="2013-10-08" calcext:value-type="date">
            <text:p>2013-10-08</text:p>
          </table:table-cell>
          <table:table-cell office:value-type="string" calcext:value-type="string">
            <text:p>redshift</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3/10/08/redshift-ec2-high-storage-apac/" xlink:type="simple">http://aws.amazon.com/about-aws/whats-new/2013/10/08/redshift-ec2-high-storage-apac/</text:a></text:p>
          </table:table-cell>
          <table:table-cell table:number-columns-repeated="1016"/>
        </table:table-row>
        <table:table-row table:style-name="ro1">
          <table:table-cell office:value-type="date" office:date-value="2013-10-08" calcext:value-type="date">
            <text:p>2013-10-08</text:p>
          </table:table-cell>
          <table:table-cell office:value-type="string" calcext:value-type="string">
            <text:p>glacier</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3/10/08/amazon-glacier-now-available-in-asia-pacific-sydney-region/" xlink:type="simple">http://aws.amazon.com/about-aws/whats-new/2013/10/08/amazon-glacier-now-available-in-asia-pacific-sydney-region/</text:a></text:p>
          </table:table-cell>
          <table:table-cell table:number-columns-repeated="1016"/>
        </table:table-row>
        <table:table-row table:style-name="ro1">
          <table:table-cell office:value-type="date" office:date-value="2013-10-08" calcext:value-type="date">
            <text:p>2013-10-08</text:p>
          </table:table-cell>
          <table:table-cell office:value-type="string" calcext:value-type="string">
            <text:p>redshift</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3/10/08/redshift-ec2-high-storage-apac/" xlink:type="simple">http://aws.amazon.com/about-aws/whats-new/2013/10/08/redshift-ec2-high-storage-apac/</text:a></text:p>
          </table:table-cell>
          <table:table-cell table:number-columns-repeated="1016"/>
        </table:table-row>
        <table:table-row table:style-name="ro8">
          <table:table-cell office:value-type="date" office:date-value="2013-11-01" calcext:value-type="date">
            <text:p>2013-11-01</text:p>
          </table:table-cell>
          <table:table-cell office:value-type="string" calcext:value-type="string">
            <text:p>elb</text:p>
          </table:table-cell>
          <table:table-cell office:value-type="string" calcext:value-type="string">
            <text:p>govcloud</text:p>
          </table:table-cell>
          <table:table-cell office:value-type="float" office:value="1" calcext:value-type="float">
            <text:p>1</text:p>
          </table:table-cell>
          <table:table-cell office:value-type="string" calcext:value-type="string">
            <text:p><text:a xlink:href="http://aws.amazon.com/about-aws/whats-new/2013/11/1/elb-now-ga-in-aws-govcloud-us/" xlink:type="simple">http://aws.amazon.com/about-aws/whats-new/2013/11/1/elb-now-ga-in-aws-govcloud-us/</text:a></text:p>
            <text:p>Note <text:a xlink:href="http://aws.amazon.com/about-aws/whats-new/2012/10/09/AWS-GovCloud-US-Region-Announces-New-Features-and-Services/" xlink:type="simple">http://aws.amazon.com/about-aws/whats-new/2012/10/09/AWS-GovCloud-US-Region-Announces-New-Features-and-Services/</text:a> which actually gave ELB as limited availability in govcloud. This model doesn't take limited/beta/ga differences between regions into account so the first limited beta is ignored and ELB availability in govcloud counted from open beta/ga only, e.g. this entry.</text:p>
          </table:table-cell>
          <table:table-cell table:number-columns-repeated="1016"/>
        </table:table-row>
        <table:table-row table:style-name="ro1">
          <table:table-cell office:value-type="date" office:date-value="2013-11-05" calcext:value-type="date">
            <text:p>2013-11-05</text:p>
          </table:table-cell>
          <table:table-cell office:value-type="string" calcext:value-type="string">
            <text:p>cloudhsm</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3/11/05/aws-cloudhsm-now-available-in-us-west-and-asia-pacific/" xlink:type="simple">http://aws.amazon.com/about-aws/whats-new/2013/11/05/aws-cloudhsm-now-available-in-us-west-and-asia-pacific/</text:a></text:p>
          </table:table-cell>
          <table:table-cell table:number-columns-repeated="1016"/>
        </table:table-row>
        <table:table-row table:style-name="ro1">
          <table:table-cell office:value-type="date" office:date-value="2013-11-05" calcext:value-type="date">
            <text:p>2013-11-05</text:p>
          </table:table-cell>
          <table:table-cell office:value-type="string" calcext:value-type="string">
            <text:p>cloudhsm</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3/11/05/aws-cloudhsm-now-available-in-us-west-and-asia-pacific/" xlink:type="simple">http://aws.amazon.com/about-aws/whats-new/2013/11/05/aws-cloudhsm-now-available-in-us-west-and-asia-pacific/</text:a></text:p>
          </table:table-cell>
          <table:table-cell table:number-columns-repeated="1016"/>
        </table:table-row>
        <table:table-row table:style-name="ro3">
          <table:table-cell office:value-type="date" office:date-value="2013-11-13" calcext:value-type="date">
            <text:p>2013-11-13</text:p>
          </table:table-cell>
          <table:table-cell office:value-type="string" calcext:value-type="string">
            <text:p>appstream</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3/11/13/introducing-amazon-appstream/" xlink:type="simple">http://aws.amazon.com/about-aws/whats-new/2013/11/13/introducing-amazon-appstream/</text:a></text:p>
            <text:p><text:a xlink:href="https://web.archive.org/web/20131114015018/http://aws.amazon.com/appstream/faqs/" xlink:type="simple">https://web.archive.org/web/20131114015018/http://aws.amazon.com/appstream/faqs/</text:a> (from 2013-11-14) says that us-east-1 is the only one available during preview.</text:p>
          </table:table-cell>
          <table:table-cell table:number-columns-repeated="1016"/>
        </table:table-row>
        <table:table-row table:style-name="ro3">
          <table:table-cell office:value-type="date" office:date-value="2013-11-13" calcext:value-type="date">
            <text:p>2013-11-13</text:p>
          </table:table-cell>
          <table:table-cell office:value-type="string" calcext:value-type="string">
            <text:p>workspaces</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3/11/13/introducing-amazon-workspaces/" xlink:type="simple">http://aws.amazon.com/about-aws/whats-new/2013/11/13/introducing-amazon-workspaces/</text:a></text:p>
            <text:p>Assuming that (as usually is) previews only in us-east-1. Also note that after 2014-05 there are explciit announcements about workspaces being available in (other) regions too.</text:p>
          </table:table-cell>
          <table:table-cell table:number-columns-repeated="1016"/>
        </table:table-row>
        <table:table-row table:style-name="ro3">
          <table:table-cell office:value-type="date" office:date-value="2013-11-13" calcext:value-type="date">
            <text:p>2013-11-13</text:p>
          </table:table-cell>
          <table:table-cell office:value-type="string" calcext:value-type="string">
            <text:p>kinesis</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3/11/14/introducing-amazon-kinesis/" xlink:type="simple">http://aws.amazon.com/about-aws/whats-new/2013/11/14/introducing-amazon-kinesis/</text:a></text:p>
            <text:p>On 2014-06-19 <text:a xlink:href="http://docs.aws.amazon.com/general/latest/gr/rande.html#ak_region" xlink:type="simple">http://docs.aws.amazon.com/general/latest/gr/rande.html#ak_region</text:a> lists only one endpoint (us-east-1) for kinesis.</text:p>
          </table:table-cell>
          <table:table-cell table:number-columns-repeated="1016"/>
        </table:table-row>
        <table:table-row table:style-name="ro1">
          <table:table-cell office:value-type="date" office:date-value="2013-11-13" calcext:value-type="date">
            <text:p>2013-11-13</text:p>
          </table:table-cell>
          <table:table-cell office:value-type="string" calcext:value-type="string">
            <text:p>cloudtrail</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blogs/aws/aws-cloudtrail-capture-aws-api-activity/" xlink:type="simple">http://aws.amazon.com/blogs/aws/aws-cloudtrail-capture-aws-api-activity/</text:a></text:p>
          </table:table-cell>
          <table:table-cell table:number-columns-repeated="1016"/>
        </table:table-row>
        <table:table-row table:style-name="ro1">
          <table:table-cell office:value-type="date" office:date-value="2013-11-13" calcext:value-type="date">
            <text:p>2013-11-13</text:p>
          </table:table-cell>
          <table:table-cell office:value-type="string" calcext:value-type="string">
            <text:p>cloudtrail</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blogs/aws/aws-cloudtrail-capture-aws-api-activity/" xlink:type="simple">http://aws.amazon.com/blogs/aws/aws-cloudtrail-capture-aws-api-activity/</text:a></text:p>
          </table:table-cell>
          <table:table-cell table:number-columns-repeated="1016"/>
        </table:table-row>
        <table:table-row table:style-name="ro1">
          <table:table-cell office:value-type="date" office:date-value="2014-01-15" calcext:value-type="date">
            <text:p>2014-01-15</text:p>
          </table:table-cell>
          <table:table-cell office:value-type="string" calcext:value-type="string">
            <text:p>ses</text:p>
          </table:table-cell>
          <table:table-cell office:value-type="string" calcext:value-type="string">
            <text:p>eu-west-1</text:p>
          </table:table-cell>
          <table:table-cell office:value-type="float" office:value="1" calcext:value-type="float">
            <text:p>1</text:p>
          </table:table-cell>
          <table:table-cell table:style-name="ce10" office:value-type="string" calcext:value-type="string">
            <text:p><text:a xlink:href="https://forums.aws.amazon.com/ann.jspa?annID=2305" xlink:type="simple">https://forums.aws.amazon.com/ann.jspa?annID=2305</text:a></text:p>
          </table:table-cell>
          <table:table-cell table:number-columns-repeated="1016"/>
        </table:table-row>
        <table:table-row table:style-name="ro1">
          <table:table-cell office:value-type="date" office:date-value="2014-01-29" calcext:value-type="date">
            <text:p>2014-01-29</text:p>
          </table:table-cell>
          <table:table-cell office:value-type="string" calcext:value-type="string">
            <text:p>ses</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s://forums.aws.amazon.com/ann.jspa?annID=2325" xlink:type="simple">https://forums.aws.amazon.com/ann.jspa?annID=2325</text:a></text:p>
          </table:table-cell>
          <table:table-cell table:number-columns-repeated="1016"/>
        </table:table-row>
        <table:table-row table:style-name="ro2">
          <table:table-cell office:value-type="date" office:date-value="2014-02-20" calcext:value-type="date">
            <text:p>2014-02-20</text:p>
          </table:table-cell>
          <table:table-cell office:value-type="string" calcext:value-type="string">
            <text:p>datapipeline</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4/02/20/aws-data-pipeline-now-available-in-four-new-regions/" xlink:type="simple">http://aws.amazon.com/about-aws/whats-new/2014/02/20/aws-data-pipeline-now-available-in-four-new-regions/</text:a></text:p>
            <text:p><text:span text:style-name="T2"><text:a xlink:href="https://forums.aws.amazon.com/ann.jspa?annID=2354" xlink:type="simple">https://forums.aws.amazon.com/ann.jspa?annID=2354</text:a></text:span><text:span text:style-name="T2"> </text:span></text:p>
          </table:table-cell>
          <table:table-cell table:number-columns-repeated="1016"/>
        </table:table-row>
        <table:table-row table:style-name="ro2">
          <table:table-cell office:value-type="date" office:date-value="2014-02-20" calcext:value-type="date">
            <text:p>2014-02-20</text:p>
          </table:table-cell>
          <table:table-cell office:value-type="string" calcext:value-type="string">
            <text:p>datapipeline</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4/02/20/aws-data-pipeline-now-available-in-four-new-regions/" xlink:type="simple">http://aws.amazon.com/about-aws/whats-new/2014/02/20/aws-data-pipeline-now-available-in-four-new-regions/</text:a></text:p>
            <text:p><text:span text:style-name="T2"><text:a xlink:href="https://forums.aws.amazon.com/ann.jspa?annID=2354" xlink:type="simple">https://forums.aws.amazon.com/ann.jspa?annID=2354</text:a></text:span><text:span text:style-name="T2"> </text:span></text:p>
          </table:table-cell>
          <table:table-cell table:number-columns-repeated="1016"/>
        </table:table-row>
        <table:table-row table:style-name="ro2">
          <table:table-cell office:value-type="date" office:date-value="2014-02-20" calcext:value-type="date">
            <text:p>2014-02-20</text:p>
          </table:table-cell>
          <table:table-cell office:value-type="string" calcext:value-type="string">
            <text:p>datapipeline</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4/02/20/aws-data-pipeline-now-available-in-four-new-regions/" xlink:type="simple">http://aws.amazon.com/about-aws/whats-new/2014/02/20/aws-data-pipeline-now-available-in-four-new-regions/</text:a></text:p>
            <text:p><text:span text:style-name="T2"><text:a xlink:href="https://forums.aws.amazon.com/ann.jspa?annID=2354" xlink:type="simple">https://forums.aws.amazon.com/ann.jspa?annID=2354</text:a></text:span><text:span text:style-name="T2"> </text:span></text:p>
          </table:table-cell>
          <table:table-cell table:number-columns-repeated="1016"/>
        </table:table-row>
        <table:table-row table:style-name="ro2">
          <table:table-cell office:value-type="date" office:date-value="2014-02-20" calcext:value-type="date">
            <text:p>2014-02-20</text:p>
          </table:table-cell>
          <table:table-cell office:value-type="string" calcext:value-type="string">
            <text:p>datapipeline</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s://forums.aws.amazon.com/ann.jspa?annID=2354" xlink:type="simple">https://forums.aws.amazon.com/ann.jspa?annID=2354</text:a> <text:a xlink:href="http://aws.amazon.com/about-aws/whats-new/2014/02/20/aws-data-pipeline-now-available-in-four-new-regions/" xlink:type="simple">http://aws.amazon.com/about-aws/whats-new/2014/02/20/aws-data-pipeline-now-available-in-four-new-regions/</text:a></text:p>
          </table:table-cell>
          <table:table-cell table:number-columns-repeated="1016"/>
        </table:table-row>
        <table:table-row table:style-name="ro1">
          <table:table-cell office:value-type="date" office:date-value="2014-03-24" calcext:value-type="date">
            <text:p>2014-03-24</text:p>
          </table:table-cell>
          <table:table-cell office:value-type="string" calcext:value-type="string">
            <text:p>cloudsearch</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blogs/aws/amazon-cloudsearch-even-better-searching-for-less-than-100month/" xlink:type="simple">http://aws.amazon.com/blogs/aws/amazon-cloudsearch-even-better-searching-for-less-than-100month/</text:a></text:p>
          </table:table-cell>
          <table:table-cell table:number-columns-repeated="1016"/>
        </table:table-row>
        <table:table-row table:style-name="ro1">
          <table:table-cell office:value-type="date" office:date-value="2014-03-24" calcext:value-type="date">
            <text:p>2014-03-24</text:p>
          </table:table-cell>
          <table:table-cell office:value-type="string" calcext:value-type="string">
            <text:p>cloudsearch</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blogs/aws/amazon-cloudsearch-even-better-searching-for-less-than-100month/" xlink:type="simple">http://aws.amazon.com/blogs/aws/amazon-cloudsearch-even-better-searching-for-less-than-100month/</text:a></text:p>
          </table:table-cell>
          <table:table-cell table:number-columns-repeated="1016"/>
        </table:table-row>
        <table:table-row table:style-name="ro1">
          <table:table-cell office:value-type="date" office:date-value="2014-03-24" calcext:value-type="date">
            <text:p>2014-03-24</text:p>
          </table:table-cell>
          <table:table-cell office:value-type="string" calcext:value-type="string">
            <text:p>cloudsearch</text:p>
          </table:table-cell>
          <table:table-cell office:value-type="string" calcext:value-type="string">
            <text:p>sa-east-1</text:p>
          </table:table-cell>
          <table:table-cell office:value-type="float" office:value="1" calcext:value-type="float">
            <text:p>1</text:p>
          </table:table-cell>
          <table:table-cell office:value-type="string" calcext:value-type="string">
            <text:p><text:a xlink:href="http://aws.amazon.com/blogs/aws/amazon-cloudsearch-even-better-searching-for-less-than-100month/" xlink:type="simple">http://aws.amazon.com/blogs/aws/amazon-cloudsearch-even-better-searching-for-less-than-100month/</text:a></text:p>
          </table:table-cell>
          <table:table-cell table:number-columns-repeated="1016"/>
        </table:table-row>
        <table:table-row table:style-name="ro1">
          <table:table-cell office:value-type="date" office:date-value="2014-03-26" calcext:value-type="date">
            <text:p>2014-03-26</text:p>
          </table:table-cell>
          <table:table-cell office:value-type="string" calcext:value-type="string">
            <text:p>workspaces</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4/03/26/amazon-workspaces-available-for-all-customers/" xlink:type="simple">http://aws.amazon.com/about-aws/whats-new/2014/03/26/amazon-workspaces-available-for-all-customers/</text:a></text:p>
          </table:table-cell>
          <table:table-cell table:number-columns-repeated="1016"/>
        </table:table-row>
        <table:table-row table:style-name="ro1">
          <table:table-cell office:value-type="date" office:date-value="2014-05-05" calcext:value-type="date">
            <text:p>2014-05-05</text:p>
          </table:table-cell>
          <table:table-cell office:value-type="string" calcext:value-type="string">
            <text:p>workspaces</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4/05/05/amazon-workspaces-available-in-europe/" xlink:type="simple">http://aws.amazon.com/about-aws/whats-new/2014/05/05/amazon-workspaces-available-in-europe/</text:a></text:p>
          </table:table-cell>
          <table:table-cell table:number-columns-repeated="1016"/>
        </table:table-row>
        <table:table-row table:style-name="ro1">
          <table:table-cell office:value-type="date" office:date-value="2014-05-13" calcext:value-type="date">
            <text:p>2014-05-13</text:p>
          </table:table-cell>
          <table:table-cell office:value-type="string" calcext:value-type="string">
            <text:p>cloudtrail</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s://forums.aws.amazon.com/ann.jspa?annID=2483" xlink:type="simple">https://forums.aws.amazon.com/ann.jspa?annID=2483</text:a> </text:p>
          </table:table-cell>
          <table:table-cell table:number-columns-repeated="1016"/>
        </table:table-row>
        <table:table-row table:style-name="ro1">
          <table:table-cell office:value-type="date" office:date-value="2014-05-13" calcext:value-type="date">
            <text:p>2014-05-13</text:p>
          </table:table-cell>
          <table:table-cell office:value-type="string" calcext:value-type="string">
            <text:p>cloudtrail</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s://forums.aws.amazon.com/ann.jspa?annID=2483" xlink:type="simple">https://forums.aws.amazon.com/ann.jspa?annID=2483</text:a> </text:p>
          </table:table-cell>
          <table:table-cell table:number-columns-repeated="1016"/>
        </table:table-row>
        <table:table-row table:style-name="ro1">
          <table:table-cell office:value-type="date" office:date-value="2014-05-13" calcext:value-type="date">
            <text:p>2014-05-13</text:p>
          </table:table-cell>
          <table:table-cell office:value-type="string" calcext:value-type="string">
            <text:p>cloudtrail</text:p>
          </table:table-cell>
          <table:table-cell office:value-type="string" calcext:value-type="string">
            <text:p>us-west-1</text:p>
          </table:table-cell>
          <table:table-cell office:value-type="float" office:value="1" calcext:value-type="float">
            <text:p>1</text:p>
          </table:table-cell>
          <table:table-cell office:value-type="string" calcext:value-type="string">
            <text:p><text:a xlink:href="https://forums.aws.amazon.com/ann.jspa?annID=2483" xlink:type="simple">https://forums.aws.amazon.com/ann.jspa?annID=2483</text:a> </text:p>
          </table:table-cell>
          <table:table-cell table:number-columns-repeated="1016"/>
        </table:table-row>
        <table:table-row table:style-name="ro1">
          <table:table-cell office:value-type="date" office:date-value="2014-05-15" calcext:value-type="date">
            <text:p>2014-05-15</text:p>
          </table:table-cell>
          <table:table-cell office:value-type="string" calcext:value-type="string">
            <text:p>workspaces</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4/05/15/amazon-workspaces-available-in-sydney/" xlink:type="simple">http://aws.amazon.com/about-aws/whats-new/2014/05/15/amazon-workspaces-available-in-sydney/</text:a></text:p>
          </table:table-cell>
          <table:table-cell table:number-columns-repeated="1016"/>
        </table:table-row>
        <table:table-row table:style-name="ro1">
          <table:table-cell office:value-type="date" office:date-value="2014-06-30" calcext:value-type="date">
            <text:p>2014-06-30</text:p>
          </table:table-cell>
          <table:table-cell office:value-type="string" calcext:value-type="string">
            <text:p>cloudtrail</text:p>
          </table:table-cell>
          <table:table-cell office:value-type="string" calcext:value-type="string">
            <text:p>ap-northeast-1</text:p>
          </table:table-cell>
          <table:table-cell office:value-type="float" office:value="1" calcext:value-type="float">
            <text:p>1</text:p>
          </table:table-cell>
          <table:table-cell office:value-type="string" calcext:value-type="string">
            <text:p><text:a xlink:href="http://aws.amazon.com/about-aws/whats-new/2014/06/30/aws-cloudtrail-is-now-available-in-tokyo-singapore-and-sao-paulo-regions/" xlink:type="simple">http://aws.amazon.com/about-aws/whats-new/2014/06/30/aws-cloudtrail-is-now-available-in-tokyo-singapore-and-sao-paulo-regions/</text:a></text:p>
          </table:table-cell>
          <table:table-cell table:number-columns-repeated="1016"/>
        </table:table-row>
        <table:table-row table:style-name="ro1">
          <table:table-cell office:value-type="date" office:date-value="2014-06-30" calcext:value-type="date">
            <text:p>2014-06-30</text:p>
          </table:table-cell>
          <table:table-cell office:value-type="string" calcext:value-type="string">
            <text:p>cloudtrail</text:p>
          </table:table-cell>
          <table:table-cell office:value-type="string" calcext:value-type="string">
            <text:p>ap-southeast-1</text:p>
          </table:table-cell>
          <table:table-cell office:value-type="float" office:value="1" calcext:value-type="float">
            <text:p>1</text:p>
          </table:table-cell>
          <table:table-cell office:value-type="string" calcext:value-type="string">
            <text:p><text:a xlink:href="http://aws.amazon.com/about-aws/whats-new/2014/06/30/aws-cloudtrail-is-now-available-in-tokyo-singapore-and-sao-paulo-regions/" xlink:type="simple">http://aws.amazon.com/about-aws/whats-new/2014/06/30/aws-cloudtrail-is-now-available-in-tokyo-singapore-and-sao-paulo-regions/</text:a></text:p>
          </table:table-cell>
          <table:table-cell table:number-columns-repeated="1016"/>
        </table:table-row>
        <table:table-row table:style-name="ro1">
          <table:table-cell office:value-type="date" office:date-value="2014-06-30" calcext:value-type="date">
            <text:p>2014-06-30</text:p>
          </table:table-cell>
          <table:table-cell office:value-type="string" calcext:value-type="string">
            <text:p>cloudtrail</text:p>
          </table:table-cell>
          <table:table-cell office:value-type="string" calcext:value-type="string">
            <text:p>ap-southeast-2</text:p>
          </table:table-cell>
          <table:table-cell office:value-type="float" office:value="1" calcext:value-type="float">
            <text:p>1</text:p>
          </table:table-cell>
          <table:table-cell office:value-type="string" calcext:value-type="string">
            <text:p><text:a xlink:href="http://aws.amazon.com/about-aws/whats-new/2014/06/30/aws-cloudtrail-is-now-available-in-tokyo-singapore-and-sao-paulo-regions/" xlink:type="simple">http://aws.amazon.com/about-aws/whats-new/2014/06/30/aws-cloudtrail-is-now-available-in-tokyo-singapore-and-sao-paulo-regions/</text:a></text:p>
          </table:table-cell>
          <table:table-cell table:number-columns-repeated="1016"/>
        </table:table-row>
        <table:table-row table:style-name="ro1">
          <table:table-cell office:value-type="date" office:date-value="2014-06-30" calcext:value-type="date">
            <text:p>2014-06-30</text:p>
          </table:table-cell>
          <table:table-cell office:value-type="string" calcext:value-type="string">
            <text:p>kinesis</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4/06/30/amazon-kinesis-now-available-in-us-west-oregon-and-eu-ireland-regions/" xlink:type="simple">http://aws.amazon.com/about-aws/whats-new/2014/06/30/amazon-kinesis-now-available-in-us-west-oregon-and-eu-ireland-regions/</text:a></text:p>
          </table:table-cell>
          <table:table-cell table:number-columns-repeated="1016"/>
        </table:table-row>
        <table:table-row table:style-name="ro1">
          <table:table-cell office:value-type="date" office:date-value="2014-06-30" calcext:value-type="date">
            <text:p>2014-06-30</text:p>
          </table:table-cell>
          <table:table-cell office:value-type="string" calcext:value-type="string">
            <text:p>kinesis</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4/06/30/amazon-kinesis-now-available-in-us-west-oregon-and-eu-ireland-regions/" xlink:type="simple">http://aws.amazon.com/about-aws/whats-new/2014/06/30/amazon-kinesis-now-available-in-us-west-oregon-and-eu-ireland-regions/</text:a></text:p>
          </table:table-cell>
          <table:table-cell table:number-columns-repeated="1016"/>
        </table:table-row>
        <table:table-row table:style-name="ro2">
          <table:table-cell office:value-type="date" office:date-value="2014-07-10" calcext:value-type="date">
            <text:p>2014-07-10</text:p>
          </table:table-cell>
          <table:table-cell office:value-type="string" calcext:value-type="string">
            <text:p>analytics</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4/07/10/introducing-amazon-mobile-analytics/" xlink:type="simple">http://aws.amazon.com/about-aws/whats-new/2014/07/10/introducing-amazon-mobile-analytics/</text:a></text:p>
            <text:p><text:a xlink:href="https://web.archive.org/web/20140712055843/https://aws.amazon.com/about-aws/globalinfrastructure/regional-product-services/" xlink:type="simple">https://web.archive.org/web/20140712055843/https://aws.amazon.com/about-aws/globalinfrastructure/regional-product-services/</text:a></text:p>
          </table:table-cell>
          <table:table-cell table:number-columns-repeated="1016"/>
        </table:table-row>
        <table:table-row table:style-name="ro2">
          <table:table-cell office:value-type="date" office:date-value="2014-07-10" calcext:value-type="date">
            <text:p>2014-07-10</text:p>
          </table:table-cell>
          <table:table-cell office:value-type="string" calcext:value-type="string">
            <text:p>cognito</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4/07/10/introducing-amazon-cognito/" xlink:type="simple">http://aws.amazon.com/about-aws/whats-new/2014/07/10/introducing-amazon-cognito/</text:a></text:p>
            <text:p><text:a xlink:href="https://web.archive.org/web/20140712055843/https://aws.amazon.com/about-aws/globalinfrastructure/regional-product-services/" xlink:type="simple">https://web.archive.org/web/20140712055843/https://aws.amazon.com/about-aws/globalinfrastructure/regional-product-services/</text:a></text:p>
          </table:table-cell>
          <table:table-cell table:number-columns-repeated="1016"/>
        </table:table-row>
        <table:table-row table:style-name="ro2">
          <table:table-cell office:value-type="date" office:date-value="2014-07-10" calcext:value-type="date">
            <text:p>2014-07-10</text:p>
          </table:table-cell>
          <table:table-cell office:value-type="string" calcext:value-type="string">
            <text:p>zocalo</text:p>
          </table:table-cell>
          <table:table-cell office:value-type="string" calcext:value-type="string">
            <text:p>us-east-1</text:p>
          </table:table-cell>
          <table:table-cell office:value-type="float" office:value="1" calcext:value-type="float">
            <text:p>1</text:p>
          </table:table-cell>
          <table:table-cell office:value-type="string" calcext:value-type="string">
            <text:p><text:a xlink:href="http://aws.amazon.com/about-aws/whats-new/2014/07/10/introducing-amazon-zocalo/" xlink:type="simple">http://aws.amazon.com/about-aws/whats-new/2014/07/10/introducing-amazon-zocalo/</text:a></text:p>
            <text:p><text:a xlink:href="https://web.archive.org/web/20140712055843/https://aws.amazon.com/about-aws/globalinfrastructure/regional-product-services/" xlink:type="simple">https://web.archive.org/web/20140712055843/https://aws.amazon.com/about-aws/globalinfrastructure/regional-product-services/</text:a></text:p>
          </table:table-cell>
          <table:table-cell table:number-columns-repeated="1016"/>
        </table:table-row>
        <table:table-row table:style-name="ro2">
          <table:table-cell office:value-type="date" office:date-value="2014-07-10" calcext:value-type="date">
            <text:p>2014-07-10</text:p>
          </table:table-cell>
          <table:table-cell office:value-type="string" calcext:value-type="string">
            <text:p>zocalo</text:p>
          </table:table-cell>
          <table:table-cell office:value-type="string" calcext:value-type="string">
            <text:p>us-west-2</text:p>
          </table:table-cell>
          <table:table-cell office:value-type="float" office:value="1" calcext:value-type="float">
            <text:p>1</text:p>
          </table:table-cell>
          <table:table-cell office:value-type="string" calcext:value-type="string">
            <text:p><text:a xlink:href="http://aws.amazon.com/about-aws/whats-new/2014/07/10/introducing-amazon-zocalo/" xlink:type="simple">http://aws.amazon.com/about-aws/whats-new/2014/07/10/introducing-amazon-zocalo/</text:a></text:p>
            <text:p><text:a xlink:href="https://web.archive.org/web/20140712055843/https://aws.amazon.com/about-aws/globalinfrastructure/regional-product-services/" xlink:type="simple">https://web.archive.org/web/20140712055843/https://aws.amazon.com/about-aws/globalinfrastructure/regional-product-services/</text:a></text:p>
          </table:table-cell>
          <table:table-cell table:number-columns-repeated="1016"/>
        </table:table-row>
        <table:table-row table:style-name="ro2">
          <table:table-cell office:value-type="date" office:date-value="2014-07-10" calcext:value-type="date">
            <text:p>2014-07-10</text:p>
          </table:table-cell>
          <table:table-cell office:value-type="string" calcext:value-type="string">
            <text:p>zocalo</text:p>
          </table:table-cell>
          <table:table-cell office:value-type="string" calcext:value-type="string">
            <text:p>eu-west-1</text:p>
          </table:table-cell>
          <table:table-cell office:value-type="float" office:value="1" calcext:value-type="float">
            <text:p>1</text:p>
          </table:table-cell>
          <table:table-cell office:value-type="string" calcext:value-type="string">
            <text:p><text:a xlink:href="http://aws.amazon.com/about-aws/whats-new/2014/07/10/introducing-amazon-zocalo/" xlink:type="simple">http://aws.amazon.com/about-aws/whats-new/2014/07/10/introducing-amazon-zocalo/</text:a></text:p>
            <text:p><text:a xlink:href="https://web.archive.org/web/20140712055843/https://aws.amazon.com/about-aws/globalinfrastructure/regional-product-services/" xlink:type="simple">https://web.archive.org/web/20140712055843/https://aws.amazon.com/about-aws/globalinfrastructure/regional-product-services/</text:a></text:p>
          </table:table-cell>
          <table:table-cell table:number-columns-repeated="1016"/>
        </table:table-row>
        <table:table-row table:style-name="ro1" table:number-rows-repeated="1048330">
          <table:table-cell table:number-columns-repeated="1021"/>
        </table:table-row>
        <table:table-row table:style-name="ro12" table:number-rows-repeated="12">
          <table:table-cell table:number-columns-repeated="1021"/>
        </table:table-row>
        <table:table-row table:style-name="ro12">
          <table:table-cell table:number-columns-repeated="1021"/>
        </table:table-row>
      </table:table>
      <table:named-expressions/>
      <table:database-ranges>
        <table:database-range table:name="__Anonymous_Sheet_DB__0" table:target-range-address="Sheet1.A1:Sheet1.E233"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46mm"/>
      <style:text-properties style:font-name="Arial" fo:language="fi" fo:country="FI"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i" number:country="FI">€</number:currency-symbol>
    </number:currency-style>
    <number:currency-style style:name="N108">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8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16">00.00.0000</text:date>, <text:time style:data-style-name="N2" text:time-value="0000-00-00T16:32:55.931926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7-16T16:52:52.904645000</dc:date>
    <dc:creator>Santeri Paavolainen</dc:creator>
    <meta:generator>LibreOffice/4.1.6.2$MacOSX_x86 LibreOffice_project/40ff705089295be5be0aae9b15123f687c05b0a</meta:generator>
    <meta:editing-duration>P4DT2H33M22S</meta:editing-duration>
    <meta:editing-cycles>68</meta:editing-cycles>
    <meta:document-statistic meta:table-count="1" meta:cell-count="1165" meta:object-count="0"/>
  </office:meta>
</office:document-meta>
</file>